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442F65" fo:border-bottom="thin solid #442F65" fo:border-left="thin solid #5B3F86" fo:border-right="thin solid #5B3F86" style:vertical-align="middle" style:repeat-content="false"/>
      <style:paragraph-properties fo:text-align="start" fo:margin-left="0cm"/>
      <style:text-properties fo:font-size="10pt" style:font-size-asian="10pt" style:font-size-complex="10pt"/>
    </style:style>
    <style:style style:name="ce3" style:family="table-cell" style:parent-style-name="Default" style:data-style-name="N0">
      <style:table-cell-properties fo:border="thin solid #FFFFFF" style:vertical-align="middle"/>
      <style:text-properties fo:font-size="10pt" style:font-size-asian="10pt" style:font-size-complex="10pt"/>
    </style:style>
    <style:style style:name="ce4" style:family="table-cell" style:parent-style-name="Default" style:data-style-name="N0">
      <style:table-cell-properties fo:border="thin solid #FFFFFF" style:vertical-align="middle" style:repeat-content="false"/>
      <style:paragraph-properties fo:text-align="end" fo:margin-right="0cm"/>
      <style:text-properties fo:font-size="10pt" style:font-size-asian="10pt" style:font-size-complex="10pt"/>
    </style:style>
    <style:style style:name="ce5" style:family="table-cell" style:parent-style-name="Default" style:data-style-name="N0">
      <style:table-cell-properties fo:border="thin solid #F8F9FA" style:vertical-align="middle"/>
      <style:text-properties fo:font-size="10pt" style:font-size-asian="10pt" style:font-size-complex="10pt"/>
    </style:style>
    <style:style style:name="ce6" style:family="table-cell" style:parent-style-name="Default" style:data-style-name="N0">
      <style:table-cell-properties fo:border="thin solid #F8F9FA" style:vertical-align="middle"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fo:border="thin solid #F8F9FA" style:vertical-align="middle"/>
      <style:text-properties fo:font-size="10pt" style:font-size-asian="10pt" style:font-size-complex="10pt"/>
    </style:style>
    <style:style style:name="ce8" style:family="table-cell" style:parent-style-name="Default" style:data-style-name="N0">
      <style:table-cell-properties fo:border="thin solid #FFFFFF" style:vertical-align="middle"/>
      <style:text-properties fo:font-size="10pt" style:font-size-asian="10pt" style:font-size-complex="10pt"/>
    </style:style>
    <style:style style:name="ce9" style:family="table-cell" style:parent-style-name="Default" style:data-style-name="N0">
      <style:table-cell-properties fo:border="thin solid #FFFFFF" style:vertical-align="middle"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fo:border="thin solid #F8F9FA" style:vertical-align="middle"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order="thin solid #FFFFFF"/>
    </style:style>
    <style:style style:name="ce12" style:family="table-cell" style:parent-style-name="Default" style:data-style-name="N0">
      <style:table-cell-properties fo:border="thin solid #F8F9FA"/>
    </style:style>
    <style:style style:name="ce13" style:family="table-cell" style:parent-style-name="Default" style:data-style-name="N0">
      <style:table-cell-properties style:vertical-align="middle"/>
      <style:text-properties fo:font-size="10pt" style:font-size-asian="10pt" style:font-size-complex="10pt"/>
    </style:style>
    <style:style style:name="ce14" style:family="table-cell" style:parent-style-name="Default" style:data-style-name="N0">
      <style:table-cell-properties fo:border="thin solid #F8F9FA"/>
      <style:text-properties fo:color="#000000" fo:font-size="10pt" style:font-size-asian="10pt" style:font-size-complex="10pt"/>
    </style:style>
    <style:style style:name="ce15" style:family="table-cell" style:parent-style-name="Default" style:data-style-name="N0">
      <style:table-cell-properties style:vertical-align="middle"/>
      <style:text-properties fo:font-size="10pt" style:font-size-asian="10pt" style:font-size-complex="10pt"/>
    </style:style>
    <style:style style:name="T1"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1155CC" style:text-line-through-style="none" style:font-name="Aptos Narrow" style:font-name-asian="Aptos Narrow" style:font-name-complex="Aptos Narrow"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1155CC" style:text-line-through-style="none" style:font-name="Aptos Narrow" style:font-name-asian="Aptos Narrow" style:font-name-complex="Aptos Narrow"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office:value-type="string" table:style-name="ce2">
            <text:p>DOI</text:p>
          </table:table-cell>
          <table:table-cell office:value-type="string" table:style-name="ce2">
            <text:p>Title</text:p>
          </table:table-cell>
          <table:table-cell office:value-type="string" table:style-name="ce2">
            <text:p>Year</text:p>
          </table:table-cell>
          <table:table-cell office:value-type="string" table:style-name="ce2">
            <text:p>Journal</text:p>
          </table:table-cell>
          <table:table-cell office:value-type="string" table:style-name="ce2">
            <text:p>Authors</text:p>
          </table:table-cell>
          <table:table-cell office:value-type="string" table:style-name="ce2">
            <text:p>ResearchArea</text:p>
          </table:table-cell>
          <table:table-cell office:value-type="string" table:style-name="ce2">
            <text:p>hasDataNoteFT</text:p>
          </table:table-cell>
          <table:table-cell office:value-type="string" table:style-name="ce2">
            <text:p>hasDataNoteFT_Text</text:p>
          </table:table-cell>
          <table:table-cell office:value-type="string" table:style-name="ce2">
            <text:p>dataShareCategory</text:p>
          </table:table-cell>
          <table:table-cell office:value-type="string" table:style-name="ce2">
            <text:p>dataRepository</text:p>
          </table:table-cell>
          <table:table-cell office:value-type="string" table:style-name="ce2">
            <text:p>hasDataNoteFT_Comment</text:p>
          </table:table-cell>
          <table:table-cell table:number-columns-repeated="16373"/>
        </table:table-row>
        <table:table-row table:style-name="ro1">
          <table:table-cell office:value-type="string" table:style-name="ce5">
            <text:p>10.1046/j.1526-100x.2000.80038.x</text:p>
          </table:table-cell>
          <table:table-cell office:value-type="string" table:style-name="ce5">
            <text:p>Mitigation strategies in some motorway embankments (Catalonia, spain)</text:p>
          </table:table-cell>
          <table:table-cell office:value-type="float" office:value="2000" table:style-name="ce5">
            <text:p>2000</text:p>
          </table:table-cell>
          <table:table-cell office:value-type="string" table:style-name="ce5">
            <text:p>RESTORATION ECOLOGY</text:p>
          </table:table-cell>
          <table:table-cell office:value-type="string" table:style-name="ce5">
            <text:p>Andrés, P; Jorba, M</text:p>
          </table:table-cell>
          <table:table-cell office:value-type="string" table:style-name="ce5">
            <text:p>Environmental Sciences &amp; Ec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There are tables and figures with data shown in the paper and appendix but there is no explicit text confirming whether it is shared or not.</text:p>
          </table:table-cell>
          <table:table-cell table:number-columns-repeated="16373"/>
        </table:table-row>
        <table:table-row table:style-name="ro1">
          <table:table-cell office:value-type="string" table:style-name="ce3">
            <text:p>10.1006/jhev.1999.0361</text:p>
          </table:table-cell>
          <table:table-cell office:value-type="string" table:style-name="ce3">
            <text:p>The depositional context of the Early Upper Paleolithic human fossils from the Koneprusy (Zlaty kun) and Mladec Caves, Czech Republic</text:p>
          </table:table-cell>
          <table:table-cell office:value-type="float" office:value="2000" table:style-name="ce3">
            <text:p>2000</text:p>
          </table:table-cell>
          <table:table-cell office:value-type="string" table:style-name="ce3">
            <text:p/>
            <text:p>JOURNAL OF HUMAN EVOLUTION</text:p>
          </table:table-cell>
          <table:table-cell office:value-type="string" table:style-name="ce3">
            <text:p>Svoboda, J</text:p>
          </table:table-cell>
          <table:table-cell office:value-type="string" table:style-name="ce3">
            <text:p>Anthropology; Evolutionary Bi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23/A:1007643800508</text:p>
          </table:table-cell>
          <table:table-cell office:value-type="string" table:style-name="ce5">
            <text:p>Ontogeny of spectral transmission in the eye of the tropical damselfish, Dascyllus albisella (Pomacentridae), and possible effects on UV vision</text:p>
          </table:table-cell>
          <table:table-cell office:value-type="float" office:value="2000" table:style-name="ce5">
            <text:p>2000</text:p>
          </table:table-cell>
          <table:table-cell office:value-type="string" table:style-name="ce5">
            <text:p>ENVIRONMENTAL BIOLOGY OF FISHES</text:p>
          </table:table-cell>
          <table:table-cell office:value-type="string" table:style-name="ce5">
            <text:p>Losey, GS; Nelson, PA; Zamzow, JP</text:p>
          </table:table-cell>
          <table:table-cell office:value-type="string" table:style-name="ce5">
            <text:p>Environmental Sciences &amp; Ecology; Marine &amp; Freshwater Bi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16/S0022-0981(00)00211-2</text:p>
          </table:table-cell>
          <table:table-cell office:value-type="string" table:style-name="ce3">
            <text:p>Relations between variable rates of growth, metabolic costs and growth efficiencies in individual Sydney rock oysters (Saccostrea commercialis)</text:p>
          </table:table-cell>
          <table:table-cell office:value-type="float" office:value="2000" table:style-name="ce3">
            <text:p>2000</text:p>
          </table:table-cell>
          <table:table-cell office:value-type="string" table:style-name="ce3">
            <text:p>JOURNAL OF EXPERIMENTAL MARINE BIOLOGY AND ECOLOGY</text:p>
          </table:table-cell>
          <table:table-cell office:value-type="string" table:style-name="ce3">
            <text:p>Bayne, BL</text:p>
          </table:table-cell>
          <table:table-cell office:value-type="string" table:style-name="ce3">
            <text:p>Environmental Sciences &amp; Ecology; Marine &amp; Freshwater Bi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07/PL00008879</text:p>
          </table:table-cell>
          <table:table-cell office:value-type="string" table:style-name="ce5">
            <text:p>Variation in hydraulic architecture and gas-exchange in two desert sub-shrubs, Hymenoclea salsola (T. &amp; G.) and Ambrosia dumosa (Payne)</text:p>
          </table:table-cell>
          <table:table-cell office:value-type="float" office:value="2000" table:style-name="ce5">
            <text:p>2000</text:p>
          </table:table-cell>
          <table:table-cell office:value-type="string" table:style-name="ce5">
            <text:p>OECOLOGIA</text:p>
          </table:table-cell>
          <table:table-cell office:value-type="string" table:style-name="ce5">
            <text:p>Comstock, JP</text:p>
          </table:table-cell>
          <table:table-cell office:value-type="string" table:style-name="ce5">
            <text:p>Environmental Sciences &amp; Ec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There are tables and figures with data shown in the paper. I'm not sure if all data are present and there is no explicit text where they confirm whether it is shared or not.</text:p>
          </table:table-cell>
          <table:table-cell table:number-columns-repeated="16373"/>
        </table:table-row>
        <table:table-row table:style-name="ro1">
          <table:table-cell office:value-type="string" table:style-name="ce3">
            <text:p>10.1046/j.1365-2664.2000.00543.x</text:p>
          </table:table-cell>
          <table:table-cell office:value-type="string" table:style-name="ce3">
            <text:p>The influence of the rice bug Leptocorisa oratorius on rice yield</text:p>
          </table:table-cell>
          <table:table-cell office:value-type="float" office:value="2000" table:style-name="ce3">
            <text:p>2000</text:p>
          </table:table-cell>
          <table:table-cell office:value-type="string" table:style-name="ce3">
            <text:p>Journal of Applied Ecology</text:p>
          </table:table-cell>
          <table:table-cell office:value-type="string" table:style-name="ce5">
            <text:p>Van den Berg, H; Soehardi</text:p>
          </table:table-cell>
          <table:table-cell office:value-type="string" table:style-name="ce3">
            <text:p>Biodiversity &amp; Conservation; Environmental Sciences &amp; Ec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111/j.1095-8312.2000.tb00208.x</text:p>
          </table:table-cell>
          <table:table-cell office:value-type="string" table:style-name="ce5">
            <text:p>Population structure, gene flow and evolutionary relationships in four species of the genera Tomocerus and Pogonognathellus (Collembola, Tomoceridae)</text:p>
          </table:table-cell>
          <table:table-cell office:value-type="float" office:value="2000" table:style-name="ce5">
            <text:p>2000</text:p>
          </table:table-cell>
          <table:table-cell office:value-type="string" table:style-name="ce5">
            <text:p>BIOLOGICAL JOURNAL OF THE LINNEAN SOCIETY</text:p>
          </table:table-cell>
          <table:table-cell office:value-type="string" table:style-name="ce5">
            <text:p>Fanciulli, PP; Melegari, D; Carapelli, A; Frati, F; Dallai, R</text:p>
          </table:table-cell>
          <table:table-cell office:value-type="string" table:style-name="ce5">
            <text:p>Evolutionary Bi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3354/meps206033</text:p>
          </table:table-cell>
          <table:table-cell office:value-type="string" table:style-name="ce3">
            <text:p>Effects of nutrient enrichment on growth and phlorotannin production in Fucus gardneri embryos</text:p>
          </table:table-cell>
          <table:table-cell office:value-type="float" office:value="2000" table:style-name="ce3">
            <text:p>2000</text:p>
          </table:table-cell>
          <table:table-cell office:value-type="string" table:style-name="ce3">
            <text:p>MARINE ECOLOGY PROGRESS SERIES</text:p>
          </table:table-cell>
          <table:table-cell office:value-type="string" table:style-name="ce3">
            <text:p>Van Alstyne, KL; Pelletreau, KN</text:p>
          </table:table-cell>
          <table:table-cell office:value-type="string" table:style-name="ce3">
            <text:p>Environmental Sciences &amp; Ecology; Marine &amp; Freshwater Biology; Oceanograph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23/A:1005453220792</text:p>
          </table:table-cell>
          <table:table-cell office:value-type="string" table:style-name="ce5">
            <text:p>KAIROMONES USED BY Trichogramma chilonis TO FIND Helicoverpa assulta EGGS</text:p>
          </table:table-cell>
          <table:table-cell office:value-type="float" office:value="2000" table:style-name="ce5">
            <text:p>2000</text:p>
          </table:table-cell>
          <table:table-cell office:value-type="string" table:style-name="ce5">
            <text:p>JOURNAL OF CHEMICAL ECOLOGY</text:p>
          </table:table-cell>
          <table:table-cell office:value-type="string" table:style-name="ce5">
            <text:p>K. S. BOO, J. P. YANG</text:p>
          </table:table-cell>
          <table:table-cell office:value-type="string" table:style-name="ce5">
            <text:p>Biochemistry &amp; Molecular Biology; Environmental Sciences &amp; Ec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46/j.1365-2656.2000.00374.x</text:p>
          </table:table-cell>
          <table:table-cell office:value-type="string" table:style-name="ce3">
            <text:p>Hatching asynchrony in the Eurasian kestrel Falco tinnunculus: an experimental test of the brood reduction hypothesis</text:p>
          </table:table-cell>
          <table:table-cell office:value-type="float" office:value="2000" table:style-name="ce3">
            <text:p>2000</text:p>
          </table:table-cell>
          <table:table-cell office:value-type="string" table:style-name="ce3">
            <text:p>JOURNAL OF ANIMAL ECOLOGY</text:p>
          </table:table-cell>
          <table:table-cell office:value-type="string" table:style-name="ce3">
            <text:p>Wiehn, J; Ilmonen, P; Korpimäki, E; Pahkala, M; Wiebe, KL</text:p>
          </table:table-cell>
          <table:table-cell office:value-type="string" table:style-name="ce3">
            <text:p>Environmental Sciences &amp; Ecology; Zo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7">
            <text:p>10.1006/clad.1999.0127</text:p>
          </table:table-cell>
          <table:table-cell office:value-type="string" table:style-name="ce5">
            <text:p>Phylogeny and Classification of the Superfamily Scorpionoidea Latreille 1802 (Chelicerata, Scorpiones): An Exemplar Approach</text:p>
          </table:table-cell>
          <table:table-cell office:value-type="float" office:value="2000" table:style-name="ce5">
            <text:p>2000</text:p>
          </table:table-cell>
          <table:table-cell office:value-type="string" table:style-name="ce5">
            <text:p>CLADISTICS</text:p>
          </table:table-cell>
          <table:table-cell office:value-type="string" table:style-name="ce3">
            <text:p>Lorenzo Prendini</text:p>
          </table:table-cell>
          <table:table-cell office:value-type="string" table:style-name="ce5">
            <text:p>Evolutionary Biology; Zo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Specimens deposited in musums.; This tree is derived from a matrix of 47 binary characters (listed in Appendix 2), bearing on scorpionoid relationships, that were extracted from Stockwell’s unpublished matrix and reproduced in Table 4.</text:p>
          </table:table-cell>
          <table:table-cell table:number-columns-repeated="16373"/>
        </table:table-row>
        <table:table-row table:style-name="ro1">
          <table:table-cell office:value-type="string" table:style-name="ce3">
            <text:p>10.1016/S0022-0981(00)00208-2</text:p>
          </table:table-cell>
          <table:table-cell office:value-type="string" table:style-name="ce3">
            <text:p>The respiratory performance and survival of the bivalve Macoma balthica (L.) at the southern limit of its distribution area: a translocation experiment</text:p>
          </table:table-cell>
          <table:table-cell office:value-type="float" office:value="2000" table:style-name="ce3">
            <text:p>2000</text:p>
          </table:table-cell>
          <table:table-cell office:value-type="string" table:style-name="ce3">
            <text:p>JOURNAL OF EXPERIMENTAL MARINE BIOLOGY AND ECOLOGY</text:p>
          </table:table-cell>
          <table:table-cell office:value-type="string" table:style-name="ce3">
            <text:p>Hummel, H; Bogaards, RH; Bachelet, G; Caron, F; Sola, JC; Amiard-Triquet, C</text:p>
          </table:table-cell>
          <table:table-cell office:value-type="string" table:style-name="ce3">
            <text:p>Environmental Sciences &amp; Ecology; Marine &amp; Freshwater Bi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98/rspb.2001.1642</text:p>
          </table:table-cell>
          <table:table-cell office:value-type="string" table:style-name="ce5">
            <text:p>Male mating preference for female survivorship in the seaweed fly &lt;i&gt;Gluma musgravei&lt;/i&gt; (Diptera:Coelopidae)</text:p>
          </table:table-cell>
          <table:table-cell office:value-type="float" office:value="2001" table:style-name="ce5">
            <text:p>2001</text:p>
          </table:table-cell>
          <table:table-cell office:value-type="string" table:style-name="ce5">
            <text:p>PROCEEDINGS OF THE ROYAL SOCIETY B-BIOLOGICAL SCIENCES</text:p>
          </table:table-cell>
          <table:table-cell office:value-type="string" table:style-name="ce5">
            <text:p>Dunn, DW; Crean, CS; Gilburn, AS</text:p>
          </table:table-cell>
          <table:table-cell office:value-type="string" table:style-name="ce5">
            <text:p>Life Sciences &amp; Biomedicine - Other Topics; Environmental Sciences &amp; Ecology; Evolutionary Bi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16/S0304-3800(01)00257-5</text:p>
          </table:table-cell>
          <table:table-cell office:value-type="string" table:style-name="ce3">
            <text:p>Biogeochemical model of Lake Zurich: sensitivity, identifiability and uncertainty analysis</text:p>
          </table:table-cell>
          <table:table-cell office:value-type="float" office:value="2001" table:style-name="ce3">
            <text:p>2001</text:p>
          </table:table-cell>
          <table:table-cell office:value-type="string" table:style-name="ce3">
            <text:p>ECOLOGICAL MODELLING</text:p>
          </table:table-cell>
          <table:table-cell office:value-type="string" table:style-name="ce3">
            <text:p>Omlin, M; Brun, R; Reichert, P</text:p>
          </table:table-cell>
          <table:table-cell office:value-type="string" table:style-name="ce3">
            <text:p>Environmental Sciences &amp; Ec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The local water supply authority (Wasserversorgung Zu ̈rich, WVZ), the local water protection authority (Amt fu ̈r Gewa ̈sserschutz und Wasserbau, AGW), the Swiss Meteorological Institute (SMA) and the Swiss Federal Institute for Environmental Science and Technology (EAWAG) kindly provided data used for this study.</text:p>
          </table:table-cell>
          <table:table-cell table:number-columns-repeated="16373"/>
        </table:table-row>
        <table:table-row table:style-name="ro1">
          <table:table-cell office:value-type="string" table:style-name="ce5">
            <text:p>10.1080/002229301300323875</text:p>
          </table:table-cell>
          <table:table-cell office:value-type="string" table:style-name="ce5">
            <text:p>The periodicity of isosporan oocyst discharge in the greenfinch (Carduelis chloris)</text:p>
          </table:table-cell>
          <table:table-cell office:value-type="float" office:value="2001" table:style-name="ce5">
            <text:p>2001</text:p>
          </table:table-cell>
          <table:table-cell office:value-type="string" table:style-name="ce5">
            <text:p>JOURNAL OF NATURAL HISTORY</text:p>
          </table:table-cell>
          <table:table-cell office:value-type="string" table:style-name="ce5">
            <text:p>Brown, MA; Ball, SJ; Holman, D</text:p>
          </table:table-cell>
          <table:table-cell office:value-type="string" table:style-name="ce5">
            <text:p>Biodiversity &amp; Conservation; Environmental Sciences &amp; Ecology; Zo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NA</text:p>
          </table:table-cell>
          <table:table-cell office:value-type="string" table:style-name="ce8">
            <text:p>Yellow-cedar (Chamaecyparis nootkatensis) at the northwest limits of its natural range in Prince William Sound, Alaska</text:p>
          </table:table-cell>
          <table:table-cell office:value-type="float" office:value="2001" table:style-name="ce3">
            <text:p>2001</text:p>
          </table:table-cell>
          <table:table-cell office:value-type="string" table:style-name="ce3">
            <text:p>NORTHWEST SCIENCE</text:p>
          </table:table-cell>
          <table:table-cell office:value-type="string" table:style-name="ce3">
            <text:p>P.E. Hennon; L.M. Trummer</text:p>
          </table:table-cell>
          <table:table-cell office:value-type="string" table:style-name="ce3">
            <text:p>Environmental Sciences &amp; Ec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06/bijl.2001.0522</text:p>
          </table:table-cell>
          <table:table-cell office:value-type="string" table:style-name="ce5">
            <text:p>Frequency-dependent predation by birds at edges and interiors of woodland</text:p>
          </table:table-cell>
          <table:table-cell office:value-type="float" office:value="2001" table:style-name="ce5">
            <text:p>2001</text:p>
          </table:table-cell>
          <table:table-cell office:value-type="string" table:style-name="ce5">
            <text:p>BIOLOGICAL JOURNAL OF THE LINNEAN SOCIETY</text:p>
          </table:table-cell>
          <table:table-cell office:value-type="string" table:style-name="ce5">
            <text:p>Fernández-Juricic, E; Sanz, R; Sallent, A</text:p>
          </table:table-cell>
          <table:table-cell office:value-type="string" table:style-name="ce5">
            <text:p>Evolutionary Bi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46/j.1365-294X.2001.01179.x</text:p>
          </table:table-cell>
          <table:table-cell office:value-type="string" table:style-name="ce3">
            <text:p>Resistance or emigration: response of the high-alpine plant Eritrichium nanum (L.) Gaudin to the ice age within the Central Alps</text:p>
          </table:table-cell>
          <table:table-cell office:value-type="float" office:value="2001" table:style-name="ce3">
            <text:p>2001</text:p>
          </table:table-cell>
          <table:table-cell office:value-type="string" table:style-name="ce3">
            <text:p>Molecular Ecology</text:p>
          </table:table-cell>
          <table:table-cell office:value-type="string" table:style-name="ce3">
            <text:p>Stehlik, I; Schneller, JJ; Bachmann, K</text:p>
          </table:table-cell>
          <table:table-cell office:value-type="string" table:style-name="ce3">
            <text:p>Biochemistry &amp; Molecular Biology; Environmental Sciences &amp; Ecology; Evolutionary Bi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2307/2680224</text:p>
          </table:table-cell>
          <table:table-cell office:value-type="string" table:style-name="ce5">
            <text:p>Interspecific competition and coexistence in a guild of coral-dwelling fishes</text:p>
          </table:table-cell>
          <table:table-cell office:value-type="float" office:value="2001" table:style-name="ce5">
            <text:p>2001</text:p>
          </table:table-cell>
          <table:table-cell office:value-type="string" table:style-name="ce5">
            <text:p>ECOLOGY</text:p>
          </table:table-cell>
          <table:table-cell office:value-type="string" table:style-name="ce5">
            <text:p>Munday, PL; Jones, GP; Caley, MJ</text:p>
          </table:table-cell>
          <table:table-cell office:value-type="string" table:style-name="ce5">
            <text:p>Environmental Sciences &amp; Ec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07/S00265-001-0433-3</text:p>
          </table:table-cell>
          <table:table-cell office:value-type="string" table:style-name="ce3">
            <text:p>Biased sperm use by polyandrous queens of the ant Proformica longiseta</text:p>
          </table:table-cell>
          <table:table-cell office:value-type="float" office:value="2002" table:style-name="ce3">
            <text:p>2002</text:p>
          </table:table-cell>
          <table:table-cell office:value-type="string" table:style-name="ce3">
            <text:p>BEHAVIORAL ECOLOGY AND SOCIOBIOLOGY</text:p>
          </table:table-cell>
          <table:table-cell office:value-type="string" table:style-name="ce3">
            <text:p>Ignacio Fernández-Escudero, Pekka Pamilo, Perttu Seppä</text:p>
          </table:table-cell>
          <table:table-cell office:value-type="string" table:style-name="ce3">
            <text:p>Behavioral Sciences; Environmental Sciences &amp; Ecology; Zo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78/0367-2530-00055</text:p>
          </table:table-cell>
          <table:table-cell office:value-type="string" table:style-name="ce5">
            <text:p>Seedling establishment, bud movement, and subterranean diversity of geophilous systems in Apiaceae</text:p>
          </table:table-cell>
          <table:table-cell office:value-type="float" office:value="2002" table:style-name="ce5">
            <text:p>2002</text:p>
          </table:table-cell>
          <table:table-cell office:value-type="string" table:style-name="ce5">
            <text:p>FLORA</text:p>
          </table:table-cell>
          <table:table-cell office:value-type="string" table:style-name="ce5">
            <text:p>Pütz, N; Sukkau, I</text:p>
          </table:table-cell>
          <table:table-cell office:value-type="string" table:style-name="ce5">
            <text:p>Plant Sciences; Environmental Sciences &amp; Ecology</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23/A:1020951514763</text:p>
          </table:table-cell>
          <table:table-cell office:value-type="string" table:style-name="ce3">
            <text:p>The reproductive capacity of plants in a gradient of chemical environmental pollution</text:p>
          </table:table-cell>
          <table:table-cell office:value-type="float" office:value="2002" table:style-name="ce3">
            <text:p>2002</text:p>
          </table:table-cell>
          <table:table-cell office:value-type="string" table:style-name="ce3">
            <text:p>RUSSIAN JOURNAL OF ECOLOGY</text:p>
          </table:table-cell>
          <table:table-cell office:value-type="string" table:style-name="ce3">
            <text:p>Zhuikova, TV; Bezel', VS; Pozolotina, VN; Severyukhina, OA</text:p>
          </table:table-cell>
          <table:table-cell office:value-type="string" table:style-name="ce3">
            <text:p>Environmental Sciences &amp; Ecology</text:p>
          </table:table-cell>
          <table:table-cell office:value-type="float" office:value="0" table:style-name="ce3">
            <text:p>0</text:p>
          </table:table-cell>
          <table:table-cell office:value-type="float" office:value="0" table:style-name="ce3">
            <text:p>0</text:p>
          </table:table-cell>
          <table:table-cell office:value-type="float" office:value="0" table:style-name="ce4">
            <text:p>0</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3">
            <text:p>10.1016/j.ecoinf.2022.101808</text:p>
          </table:table-cell>
          <table:table-cell office:value-type="string" table:style-name="ce3">
            <text:p>A geographical traceability method for Lanmaoa asiatica mushrooms from 20 township-level geographical origins by near infrared spectroscopy and ResNet image analysis techniques br</text:p>
          </table:table-cell>
          <table:table-cell office:value-type="float" office:value="2022" table:style-name="ce3">
            <text:p>2022</text:p>
          </table:table-cell>
          <table:table-cell office:value-type="string" table:style-name="ce3">
            <text:p>ECOLOGICAL INFORMATICS</text:p>
          </table:table-cell>
          <table:table-cell office:value-type="string" table:style-name="ce3">
            <text:p>Chen, Xiong; Liu, Honggao; Li, Jieqing; Wang, Yuanzhong</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The authors do not have permission to share data.</text:p>
          </table:table-cell>
          <table:table-cell office:value-type="float" office:value="1" table:style-name="ce4">
            <text:p>1</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16/j.ecoinf.2023.102204</text:p>
          </table:table-cell>
          <table:table-cell office:value-type="string" table:style-name="ce5">
            <text:p>Deep residual convolutional neural network based on hybrid attention mechanism for ecological monitoring of marine fishery</text:p>
          </table:table-cell>
          <table:table-cell office:value-type="float" office:value="2023" table:style-name="ce5">
            <text:p>2023</text:p>
          </table:table-cell>
          <table:table-cell office:value-type="string" table:style-name="ce5">
            <text:p>ECOLOGICAL INFORMATICS</text:p>
          </table:table-cell>
          <table:table-cell office:value-type="string" table:style-name="ce5">
            <text:p>Liu, Jiangxun; Zhang, Lei; Li, Yanfei; Liu, Hui</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5">
            <text:p>The authors do not have permission to share data.</text:p>
          </table:table-cell>
          <table:table-cell office:value-type="float" office:value="1" table:style-name="ce6">
            <text:p>1</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16/S1055-7903(03)00161-1</text:p>
          </table:table-cell>
          <table:table-cell office:value-type="string" table:style-name="ce3">
            <text:p>Phylogenetics of the &lt;i&gt;Thamnocalamus&lt;/i&gt; group and its allies (Gramineae: Bambusoideae):: inference from the sequences of GBSSI gene and ITS spacer</text:p>
          </table:table-cell>
          <table:table-cell office:value-type="float" office:value="2004" table:style-name="ce3">
            <text:p>2004</text:p>
          </table:table-cell>
          <table:table-cell office:value-type="string" table:style-name="ce3">
            <text:p>MOLECULAR PHYLOGENETICS AND EVOLUTION</text:p>
          </table:table-cell>
          <table:table-cell office:value-type="string" table:style-name="ce3">
            <text:p>Guo, ZH; Li, DZ</text:p>
          </table:table-cell>
          <table:table-cell office:value-type="string" table:style-name="ce3">
            <text:p>Biochemistry &amp; Molecular Biology; Evolutionary Biology; Genetics &amp; Heredity</text:p>
          </table:table-cell>
          <table:table-cell office:value-type="float" office:value="1" table:style-name="ce3">
            <text:p>1</text:p>
          </table:table-cell>
          <table:table-cell office:value-type="string" table:style-name="ce3">
            <text:p>All the aligned matrices are available upon request form the corresponding author.</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3390/d14080591</text:p>
          </table:table-cell>
          <table:table-cell office:value-type="string" table:style-name="ce5">
            <text:p>Wolves, Crows, Spiders, and People: A Qualitative Study Yielding a Three-Layer Framework for Understanding Human-Wildlife Relations</text:p>
          </table:table-cell>
          <table:table-cell office:value-type="float" office:value="2022" table:style-name="ce5">
            <text:p>2022</text:p>
          </table:table-cell>
          <table:table-cell office:value-type="string" table:style-name="ce5">
            <text:p>DIVERSITY-BASEL</text:p>
          </table:table-cell>
          <table:table-cell office:value-type="string" table:style-name="ce5">
            <text:p>Jurgens, Uta M.; Hackett, Paul M. W.; Hunziker, Marcel; Patt, Anthony</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Copies of interview transcripts (in German) can be made available upon request.</text:p>
          </table:table-cell>
          <table:table-cell office:value-type="float" office:value="2" table:style-name="ce6">
            <text:p>2</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16/j.pedobi.2022.150843</text:p>
          </table:table-cell>
          <table:table-cell office:value-type="string" table:style-name="ce3">
            <text:p>Earthworms regulate the nematode community by directly enhancing the bacterial-based energy channel rather than through the effect of casts</text:p>
          </table:table-cell>
          <table:table-cell office:value-type="string" table:style-name="ce4">
            <text:p>2022</text:p>
          </table:table-cell>
          <table:table-cell office:value-type="string" table:style-name="ce3">
            <text:p>PEDOBIOLOGIA</text:p>
          </table:table-cell>
          <table:table-cell office:value-type="string" table:style-name="ce3">
            <text:p>Liu, Tao; Wang, Xiaoling; Zhang, Weixin; Eisenhauer, Nico; Shao, Yuanhu; Zhao, Jie; Li, Jianxiong; He, Xinxing; Tao, Libin; Fu, Shenglei; Lu, Xiankai</text:p>
          </table:table-cell>
          <table:table-cell office:value-type="string" table:style-name="ce3">
            <text:p>Environmental Sciences &amp; Ecology; Agriculture</text:p>
          </table:table-cell>
          <table:table-cell office:value-type="float" office:value="1" table:style-name="ce3">
            <text:p>1</text:p>
          </table:table-cell>
          <table:table-cell office:value-type="string" table:style-name="ce3">
            <text:p>Data will be made available on request.</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186/s13717-021-00300-w</text:p>
          </table:table-cell>
          <table:table-cell office:value-type="string" table:style-name="ce5">
            <text:p>The effects of stump size and within-gap position on sprout non-structural carbohydrates concentrations and regeneration in forest gaps vary among species with different shade tolerances</text:p>
          </table:table-cell>
          <table:table-cell office:value-type="string" table:style-name="ce6">
            <text:p>2021</text:p>
          </table:table-cell>
          <table:table-cell office:value-type="string" table:style-name="ce5">
            <text:p>ECOLOGICAL PROCESSES</text:p>
          </table:table-cell>
          <table:table-cell office:value-type="string" table:style-name="ce5">
            <text:p>Zhang, Ting; Yan, Qiaoling; Wang, G. Geoff; Zhu, Jiaojun</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5">
            <text:p>Please contact the author for data requests.</text:p>
          </table:table-cell>
          <table:table-cell office:value-type="float" office:value="2" table:style-name="ce6">
            <text:p>2</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111/aje.13028</text:p>
          </table:table-cell>
          <table:table-cell office:value-type="string" table:style-name="ce3">
            <text:p>Undocumented invasive exotic woody plants of Mabira Central Forest Reserve, Uganda</text:p>
          </table:table-cell>
          <table:table-cell office:value-type="string" table:style-name="ce4">
            <text:p>2022</text:p>
          </table:table-cell>
          <table:table-cell office:value-type="string" table:style-name="ce3">
            <text:p>AFRICAN JOURNAL OF ECOLOGY</text:p>
          </table:table-cell>
          <table:table-cell office:value-type="string" table:style-name="ce3">
            <text:p>Kalema, James; Bukenya, Ahmad; Sande, Eric; Olupot, William</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The authors will make the data sets used in this study available for monitoring purposes upon request.</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02/eco.2288</text:p>
          </table:table-cell>
          <table:table-cell office:value-type="string" table:style-name="ce5">
            <text:p>Water flux responses of tropical trees and lianas to foliage loss caused by a heavy hailstorm</text:p>
          </table:table-cell>
          <table:table-cell office:value-type="string" table:style-name="ce6">
            <text:p>2021</text:p>
          </table:table-cell>
          <table:table-cell office:value-type="string" table:style-name="ce5">
            <text:p>ECOHYDROLOGY</text:p>
          </table:table-cell>
          <table:table-cell office:value-type="string" table:style-name="ce5">
            <text:p>Siddiq, Zafar; Chen, Ya-Jun; Cao, Kun-Fang</text:p>
          </table:table-cell>
          <table:table-cell office:value-type="string" table:style-name="ce5">
            <text:p>Environmental Sciences &amp; Ecology; Water Resources</text:p>
          </table:table-cell>
          <table:table-cell office:value-type="float" office:value="1" table:style-name="ce5">
            <text:p>1</text:p>
          </table:table-cell>
          <table:table-cell office:value-type="string" table:style-name="ce3">
            <text:p>The data can be available upon request from the corresponding authors.</text:p>
          </table:table-cell>
          <table:table-cell office:value-type="float" office:value="2" table:style-name="ce6">
            <text:p>2</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07/s00265-020-02952-8</text:p>
          </table:table-cell>
          <table:table-cell office:value-type="string" table:style-name="ce3">
            <text:p>Not so naive: endangered mammal responds to olfactory cues of an introduced predator after less than 150 years of coexistence</text:p>
          </table:table-cell>
          <table:table-cell office:value-type="string" table:style-name="ce4">
            <text:p>2021</text:p>
          </table:table-cell>
          <table:table-cell office:value-type="string" table:style-name="ce3">
            <text:p>BEHAVIORAL ECOLOGY AND SOCIOBIOLOGY</text:p>
          </table:table-cell>
          <table:table-cell office:value-type="string" table:style-name="ce3">
            <text:p>Steindler, Lisa; Letnic, Mike</text:p>
          </table:table-cell>
          <table:table-cell office:value-type="string" table:style-name="ce3">
            <text:p>Behavioral Sciences; Environmental Sciences &amp; Ecology; Zoology</text:p>
          </table:table-cell>
          <table:table-cell office:value-type="float" office:value="1" table:style-name="ce3">
            <text:p>1</text:p>
          </table:table-cell>
          <table:table-cell office:value-type="string" table:style-name="ce3">
            <text:p>The datasets generated and/or analysed during the current study are available from the corresponding author on reasonable request.</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02/ecs2.2427</text:p>
          </table:table-cell>
          <table:table-cell office:value-type="string" table:style-name="ce5">
            <text:p>An ecoimmunological approach to disease in tortoises reveals the importance of lymphocytes</text:p>
          </table:table-cell>
          <table:table-cell office:value-type="float" office:value="2018" table:style-name="ce5">
            <text:p>2018</text:p>
          </table:table-cell>
          <table:table-cell office:value-type="string" table:style-name="ce5">
            <text:p>ECOSPHERE</text:p>
          </table:table-cell>
          <table:table-cell office:value-type="string" table:style-name="ce5">
            <text:p>Sandmeier, Franziska C.; Weitzman, Chava L.; Tracy, C. Richard</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7">
            <text:p>The datasets generated during the current study are available as supporting information Appendix S1 (summarized disease, immune measures, and climate data for populations of Mojave desert tortoises). Additional information is available from the corresponding author on request.</text:p>
          </table:table-cell>
          <table:table-cell office:value-type="float" office:value="2" table:style-name="ce6">
            <text:p>2</text:p>
          </table:table-cell>
          <table:table-cell office:value-type="float" office:value="99" table:style-name="ce6">
            <text:p>99</text:p>
          </table:table-cell>
          <table:table-cell office:value-type="string" table:style-name="ce5">
            <text:p>SI has mean values for 20 tortoise populations; sample total was 419.</text:p>
          </table:table-cell>
          <table:table-cell table:number-columns-repeated="16373"/>
        </table:table-row>
        <table:table-row table:style-name="ro1">
          <table:table-cell office:value-type="string" table:style-name="ce3">
            <text:p>10.5194/bg-15-3521-2018</text:p>
          </table:table-cell>
          <table:table-cell office:value-type="string" table:style-name="ce3">
            <text:p>The potential of 230Th for detection of ocean acidification impacts on pelagic carbonate production</text:p>
          </table:table-cell>
          <table:table-cell office:value-type="float" office:value="2018" table:style-name="ce3">
            <text:p>2018</text:p>
          </table:table-cell>
          <table:table-cell office:value-type="string" table:style-name="ce3">
            <text:p>BIOGEOSCIENCES</text:p>
          </table:table-cell>
          <table:table-cell office:value-type="string" table:style-name="ce5">
            <text:p>Heinze, Christoph; Ilyina, Tatiana; Gehlen, Marion</text:p>
          </table:table-cell>
          <table:table-cell office:value-type="string" table:style-name="ce3">
            <text:p>Environmental Sciences &amp; Ecology; Geology</text:p>
          </table:table-cell>
          <table:table-cell office:value-type="float" office:value="1" table:style-name="ce3">
            <text:p>1</text:p>
          </table:table-cell>
          <table:table-cell office:value-type="string" table:style-name="ce3">
            <text:p>The model output data and the model code data are available from the corresponding author by request.</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007/s11252-024-01543-z</text:p>
          </table:table-cell>
          <table:table-cell office:value-type="string" table:style-name="ce5">
            <text:p>Urban trawling bats depend on green and blue space in a subtropical city: implications for urban planning and climate change resilience</text:p>
          </table:table-cell>
          <table:table-cell office:value-type="string" table:style-name="ce6">
            <text:p>2024</text:p>
          </table:table-cell>
          <table:table-cell office:value-type="string" table:style-name="ce5">
            <text:p>URBAN ECOSYSTEMS</text:p>
          </table:table-cell>
          <table:table-cell office:value-type="string" table:style-name="ce5">
            <text:p>Gorecki, Vanessa; Rhodes, Monika; Parsons, Stuart</text:p>
          </table:table-cell>
          <table:table-cell office:value-type="string" table:style-name="ce5">
            <text:p>Biodiversity &amp; Conservation; Environmental Sciences &amp; Ecology; Urban Studies</text:p>
          </table:table-cell>
          <table:table-cell office:value-type="float" office:value="1" table:style-name="ce5">
            <text:p>1</text:p>
          </table:table-cell>
          <table:table-cell office:value-type="string" table:style-name="ce5">
            <text:p>The original data are available upon request from the primary author.</text:p>
          </table:table-cell>
          <table:table-cell office:value-type="float" office:value="2" table:style-name="ce6">
            <text:p>2</text:p>
          </table:table-cell>
          <table:table-cell office:value-type="float" office:value="99" table:style-name="ce6">
            <text:p>99</text:p>
          </table:table-cell>
          <table:table-cell office:value-type="string" table:style-name="ce5">
            <text:p>NA</text:p>
          </table:table-cell>
          <table:table-cell table:number-columns-repeated="16373"/>
        </table:table-row>
        <table:table-row table:style-name="ro1">
          <table:table-cell office:value-type="string" table:style-name="ce3">
            <text:p>10.1016/j.ecolecon.2017.09.005</text:p>
          </table:table-cell>
          <table:table-cell office:value-type="string" table:style-name="ce3">
            <text:p>Scope Effects in Contingent Valuation: Does the Assumed Statistical Distribution of WTP Matter?</text:p>
          </table:table-cell>
          <table:table-cell office:value-type="float" office:value="2018" table:style-name="ce3">
            <text:p>2018</text:p>
          </table:table-cell>
          <table:table-cell office:value-type="string" table:style-name="ce3">
            <text:p>ECOLOGICAL ECONOMICS</text:p>
          </table:table-cell>
          <table:table-cell office:value-type="string" table:style-name="ce3">
            <text:p>Borzykowski, Nicolas; Baranzini, Andrea; Maradan, David</text:p>
          </table:table-cell>
          <table:table-cell office:value-type="string" table:style-name="ce3">
            <text:p>Environmental Sciences &amp; Ecology; Business &amp; Economics</text:p>
          </table:table-cell>
          <table:table-cell office:value-type="float" office:value="1" table:style-name="ce3">
            <text:p>1</text:p>
          </table:table-cell>
          <table:table-cell office:value-type="string" table:style-name="ce3">
            <text:p>The questionnaire is available upon request.; Results including protesters are available upon request.</text:p>
          </table:table-cell>
          <table:table-cell office:value-type="float" office:value="2" table:style-name="ce4">
            <text:p>2</text:p>
          </table:table-cell>
          <table:table-cell office:value-type="float" office:value="99" table:style-name="ce4">
            <text:p>99</text:p>
          </table:table-cell>
          <table:table-cell office:value-type="string" table:style-name="ce3">
            <text:p>We perform this approach using data from a Swiss case study assessing the WTP for an increased surface of forest reserves. We build the survival function of bid acceptance for discrete choice WTP data as in Bateman et al. (2002). For the sake of replication ease, the data used to estimate the non-parametric model are available in Table B.3, in the appendix. We apply this approach on data from a CV survey assessing the WTP for a program aiming at increasing the surface of protected Swiss and Geneva forests.</text:p>
          </table:table-cell>
          <table:table-cell table:number-columns-repeated="16373"/>
        </table:table-row>
        <table:table-row table:style-name="ro1">
          <table:table-cell office:value-type="string" table:style-name="ce3">
            <text:p>10.5751/ES-13405-270407</text:p>
          </table:table-cell>
          <table:table-cell office:value-type="string" table:style-name="ce3">
            <text:p>Spatio-temporal unevenness in local land system regime shifts caused by land deals in Lao PDR</text:p>
          </table:table-cell>
          <table:table-cell office:value-type="float" office:value="2022" table:style-name="ce3">
            <text:p>2022</text:p>
          </table:table-cell>
          <table:table-cell office:value-type="string" table:style-name="ce3">
            <text:p>ECOLOGY AND SOCIETY</text:p>
          </table:table-cell>
          <table:table-cell office:value-type="string" table:style-name="ce3">
            <text:p>Magliocca, Nicholas R.; Ellicott, Evan A.; Ingalls, Micah L.; Epprecht, Michael; Hett, Cornelia; Nanhthavong, Vong; de Bremond, Ariane C.</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8">
            <text:p>The two main datasets used in this work, the Land Concession Inventory and the Quality of Investment survey, are not publicly available but may be obtained through a formal request to the Centre for Development and Environment, University of Bern and the Government of Laos PDR. All other data that are sharable are available publicly through referenced sources and/or the authors' personal websites.</text:p>
          </table:table-cell>
          <table:table-cell office:value-type="float" office:value="2" table:style-name="ce4">
            <text:p>2</text:p>
          </table:table-cell>
          <table:table-cell office:value-type="float" office:value="99" table:style-name="ce4">
            <text:p>99</text:p>
          </table:table-cell>
          <table:table-cell office:value-type="string" table:style-name="ce3">
            <text:p>NA</text:p>
          </table:table-cell>
          <table:table-cell table:number-columns-repeated="16373"/>
        </table:table-row>
        <table:table-row table:style-name="ro1">
          <table:table-cell office:value-type="string" table:style-name="ce5">
            <text:p>10.1111/gcb.13854</text:p>
          </table:table-cell>
          <table:table-cell office:value-type="string" table:style-name="ce5">
            <text:p>Unexpected resilience of a seagrass system exposed to global stressors</text:p>
          </table:table-cell>
          <table:table-cell office:value-type="float" office:value="2018" table:style-name="ce5">
            <text:p>2018</text:p>
          </table:table-cell>
          <table:table-cell office:value-type="string" table:style-name="ce5">
            <text:p>GLOBAL CHANGE BIOLOGY</text:p>
          </table:table-cell>
          <table:table-cell office:value-type="string" table:style-name="ce5">
            <text:p>Hughes, Brent B.; Lummis, Sarah C.; Anderson, Sean C.; Kroeker, Kristy J.</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All data and code for this study are available at https://github.com/bbhughes/seagrass-resilience, and are archived at http://doi.org/10.5281/zenodo.842853.</text:p>
          </table:table-cell>
          <table:table-cell office:value-type="float" office:value="3" table:style-name="ce6">
            <text:p>3</text:p>
          </table:table-cell>
          <table:table-cell office:value-type="string" table:style-name="ce6">
            <text:p>GitHub; Zenodo</text:p>
          </table:table-cell>
          <table:table-cell office:value-type="string" table:style-name="ce5">
            <text:p>NA</text:p>
          </table:table-cell>
          <table:table-cell table:number-columns-repeated="16373"/>
        </table:table-row>
        <table:table-row table:style-name="ro1">
          <table:table-cell office:value-type="string" table:style-name="ce3">
            <text:p>10.1002/jwmg.22488</text:p>
          </table:table-cell>
          <table:table-cell office:value-type="string" table:style-name="ce3">
            <text:p>The American Woodcock Singing Ground Survey largely conforms to the phenology of male woodcock migration</text:p>
          </table:table-cell>
          <table:table-cell office:value-type="float" office:value="2023" table:style-name="ce3">
            <text:p>2023</text:p>
          </table:table-cell>
          <table:table-cell office:value-type="string" table:style-name="ce3">
            <text:p>JOURNAL OF WILDLIFE MANAGEMENT</text:p>
          </table:table-cell>
          <table:table-cell office:value-type="string" table:style-name="ce3">
            <text:p>Blomberg, Erik J.; Fish, Alexander C.; Berigan, Liam A.; Roth, Amber M.; Rau, Rebecca; Clements, Sarah J.; Balkcom, Greg; Carpenter, Bobbi; Costanzo, Gary; Duguay, Jeffrey; Graham, Clayton L.; Harvey, William; Hook, Michael; Howell, Douglas L.; Maddox, Seth; Mcwilliams, Scott; Meyer, Shawn W.; Nichols, Theodore C.; Pollard, J. Bruce; Roy, Christian; Slezak, Colby; Stiller, Josh; Tetreault, Mathieu; Williams, Lisa</text:p>
          </table:table-cell>
          <table:table-cell office:value-type="string" table:style-name="ce3">
            <text:p>Environmental Sciences &amp; Ecology; Zoology</text:p>
          </table:table-cell>
          <table:table-cell office:value-type="float" office:value="1" table:style-name="ce3">
            <text:p>1</text:p>
          </table:table-cell>
          <table:table-cell office:value-type="string" table:style-name="ce3">
            <text:p>All data and R code required to conduct the analysis in this manuscript are archived at Blomberg, E., 2023. The American Woodcock Singing Ground Survey largely conforms to the phenology of male woodcock migration (1.0) [Data set]. Zenodo. https://doi.org/10.5281/zenodo.8187414.</text:p>
          </table:table-cell>
          <table:table-cell office:value-type="float" office:value="3" table:style-name="ce4">
            <text:p>3</text:p>
          </table:table-cell>
          <table:table-cell office:value-type="string" table:style-name="ce4">
            <text:p>Zenodo</text:p>
          </table:table-cell>
          <table:table-cell office:value-type="string" table:style-name="ce3">
            <text:p>NA</text:p>
          </table:table-cell>
          <table:table-cell table:number-columns-repeated="16373"/>
        </table:table-row>
        <table:table-row table:style-name="ro1">
          <table:table-cell office:value-type="string" table:style-name="ce3">
            <text:p>10.1098/rspb.2017.1342</text:p>
          </table:table-cell>
          <table:table-cell office:value-type="string" table:style-name="ce3">
            <text:p>How fish eggs are preadapted for the evolution of matrotrophy</text:p>
          </table:table-cell>
          <table:table-cell office:value-type="float" office:value="2017" table:style-name="ce3">
            <text:p>2017</text:p>
          </table:table-cell>
          <table:table-cell office:value-type="string" table:style-name="ce3">
            <text:p>PROCEEDINGS OF THE ROYAL SOCIETY B-BIOLOGICAL SCIENCES</text:p>
          </table:table-cell>
          <table:table-cell office:value-type="string" table:style-name="ce3">
            <text:p>Morrison, Keenan R.; Ngo, Vyvian; Cardullo, Richard A.; Reznick, David N.</text:p>
          </table:table-cell>
          <table:table-cell office:value-type="string" table:style-name="ce3">
            <text:p>Life Sciences &amp; Biomedicine - Other Topics; Environmental Sciences &amp; Ecology; Evolutionary Biology</text:p>
          </table:table-cell>
          <table:table-cell office:value-type="float" office:value="1" table:style-name="ce3">
            <text:p>1</text:p>
          </table:table-cell>
          <table:table-cell office:value-type="string" table:style-name="ce3">
            <text:p>All data for this study has been stored on Dryad: http://dx.doi.org/10.5061/dryad.mr72b [44].</text:p>
          </table:table-cell>
          <table:table-cell office:value-type="float" office:value="3" table:style-name="ce4">
            <text:p>3</text:p>
          </table:table-cell>
          <table:table-cell office:value-type="string" table:style-name="ce4">
            <text:p>Dryad</text:p>
          </table:table-cell>
          <table:table-cell office:value-type="string" table:style-name="ce3">
            <text:p>NA</text:p>
          </table:table-cell>
          <table:table-cell table:number-columns-repeated="16373"/>
        </table:table-row>
        <table:table-row table:style-name="ro1">
          <table:table-cell office:value-type="string" table:style-name="ce5">
            <text:p>10.1111/2041-210X.12952</text:p>
          </table:table-cell>
          <table:table-cell office:value-type="string" table:style-name="ce5">
            <text:p>Integrating continuous stocks and flows into state-and-transition simulation models of landscape change</text:p>
          </table:table-cell>
          <table:table-cell office:value-type="string" table:style-name="ce6">
            <text:p>2018</text:p>
          </table:table-cell>
          <table:table-cell office:value-type="string" table:style-name="ce5">
            <text:p>METHODS IN ECOLOGY AND EVOLUTION</text:p>
          </table:table-cell>
          <table:table-cell office:value-type="string" table:style-name="ce5">
            <text:p>Daniel, Colin J.; Sleeter, Benjamin M.; Frid, Leonardo; Fortin, Marie-Josee</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5">
            <text:p>All model inputs used in this manuscript are available from the DRYAD</text:p>
            <text:p>Digital Repository https://doi.org/10.5061/dryad.6939c (Daniel,</text:p>
            <text:p>Sleeter, Frid, &amp; Fortin, 2017).</text:p>
          </table:table-cell>
          <table:table-cell office:value-type="float" office:value="3" table:style-name="ce6">
            <text:p>3</text:p>
          </table:table-cell>
          <table:table-cell office:value-type="string" table:style-name="ce6">
            <text:p>Dryad</text:p>
          </table:table-cell>
          <table:table-cell office:value-type="string" table:style-name="ce5">
            <text:p>NA</text:p>
          </table:table-cell>
          <table:table-cell table:number-columns-repeated="16373"/>
        </table:table-row>
        <table:table-row table:style-name="ro1">
          <table:table-cell office:value-type="string" table:style-name="ce5">
            <text:p>10.1007/s00606-016-1324-4</text:p>
          </table:table-cell>
          <table:table-cell office:value-type="string" table:style-name="ce5">
            <text:p>Phylogeographic study revealed microrefugia for an endemic species on the Qinghai-Tibetan Plateau: Rhodiola chrysanthemifolia (Crassulaceae)</text:p>
          </table:table-cell>
          <table:table-cell office:value-type="float" office:value="2016" table:style-name="ce5">
            <text:p>2016</text:p>
          </table:table-cell>
          <table:table-cell office:value-type="string" table:style-name="ce5">
            <text:p>PLANT SYSTEMATICS AND EVOLUTION</text:p>
          </table:table-cell>
          <table:table-cell office:value-type="string" table:style-name="ce5">
            <text:p>Gao, Qing-Bo; Zhang, Fa-Qi; Xing, Rui; Gornall, Richard J.; Fu, Peng-Cheng; Li, Yan; Gengji, Zhuo-Ma; Chen, Shi-Long</text:p>
          </table:table-cell>
          <table:table-cell office:value-type="string" table:style-name="ce5">
            <text:p>Plant SciencesEvolutionary Biology</text:p>
          </table:table-cell>
          <table:table-cell office:value-type="float" office:value="1" table:style-name="ce5">
            <text:p>1</text:p>
          </table:table-cell>
          <table:table-cell office:value-type="string" table:style-name="ce5">
            <text:p>All newly generated sequences from R. chrysanthemifolia, plus one trnL-F sequence from Rhodiola alsia, have been submitted to GenBank (accession nos. KU885681-KU885736). Sequences of rpl20-rps12 and ITS for R. alsia were taken from GenBank with accession numbers of FJ797980 and HQ841002, respectively.</text:p>
          </table:table-cell>
          <table:table-cell office:value-type="float" office:value="3" table:style-name="ce6">
            <text:p>3</text:p>
          </table:table-cell>
          <table:table-cell office:value-type="string" table:style-name="ce6">
            <text:p>GenBank</text:p>
          </table:table-cell>
          <table:table-cell office:value-type="string" table:style-name="ce5">
            <text:p>NA</text:p>
          </table:table-cell>
          <table:table-cell table:number-columns-repeated="16373"/>
        </table:table-row>
        <table:table-row table:style-name="ro1">
          <table:table-cell office:value-type="string" table:style-name="ce3">
            <text:p>10.1007/s00248-023-02291-x</text:p>
          </table:table-cell>
          <table:table-cell office:value-type="string" table:style-name="ce3">
            <text:p>Impacts of Thermal Drainage on Bacterial Diversity and Community Construction in Tianwan Nuclear Power Plant</text:p>
          </table:table-cell>
          <table:table-cell office:value-type="float" office:value="2023" table:style-name="ce3">
            <text:p>2023</text:p>
          </table:table-cell>
          <table:table-cell office:value-type="string" table:style-name="ce3">
            <text:p>MICROBIAL ECOLOGY</text:p>
          </table:table-cell>
          <table:table-cell office:value-type="string" table:style-name="ce3">
            <text:p>Liu, Nannan; Huang, Zhifa; Fang, Yaowei; Dong, Zhiguo</text:p>
          </table:table-cell>
          <table:table-cell office:value-type="string" table:style-name="ce3">
            <text:p>Environmental Sciences &amp; Ecology; Marine &amp; Freshwater Biology; Microbiology</text:p>
          </table:table-cell>
          <table:table-cell office:value-type="float" office:value="1" table:style-name="ce3">
            <text:p>1</text:p>
          </table:table-cell>
          <table:table-cell office:value-type="string" table:style-name="ce8">
            <text:p>All the original sequences obtained in this study have been uploaded to the NCBI Sequence Read Archive database under the BioProject number PRJNA946351.; The data that support the fndings of this study are openly available in the NCBI Sequence Read Archive database.</text:p>
          </table:table-cell>
          <table:table-cell office:value-type="float" office:value="3" table:style-name="ce4">
            <text:p>3</text:p>
          </table:table-cell>
          <table:table-cell office:value-type="string" table:style-name="ce9">
            <text:p>NCBI Sequence Read Archive</text:p>
          </table:table-cell>
          <table:table-cell office:value-type="string" table:style-name="ce3">
            <text:p>NA</text:p>
          </table:table-cell>
          <table:table-cell table:number-columns-repeated="16373"/>
        </table:table-row>
        <table:table-row table:style-name="ro1">
          <table:table-cell office:value-type="string" table:style-name="ce5">
            <text:p>10.1111/gcb.15597</text:p>
          </table:table-cell>
          <table:table-cell office:value-type="string" table:style-name="ce5">
            <text:p>Human activity shapes the wintering ecology of a migratory bird</text:p>
          </table:table-cell>
          <table:table-cell office:value-type="string" table:style-name="ce6">
            <text:p>2021</text:p>
          </table:table-cell>
          <table:table-cell office:value-type="string" table:style-name="ce5">
            <text:p>GLOBAL CHANGE BIOLOGY</text:p>
          </table:table-cell>
          <table:table-cell office:value-type="string" table:style-name="ce5">
            <text:p>Van Doren, Benjamin M.; Conway, Greg J.; Phillips, Robbie J.; Evans, Glynne C.; Roberts, Graham C. M.; Liedvogel, Miriam; Sheldon, Ben C.</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12">
            <text:p>Blackcap encounter and measurement data and analysis scripts are openly available in figshare at http://doi.org/10.6084/m9.figshare.14167259. Geolocator data are openly available in Dryad at https://doi.org/10.5061/dryad.2280gb5qc. Weather data are available from the UK Met Office at https://catalogue.ceda.ac.uk/uuid/220a656152</text:p>
            <text:p>18d5c9cc9e4785a3234bd0. Ring recovery data may be requested from the British Trust for Ornithology (https://www.bto.org); restrictions apply to the availability of these data, which were used under license for this study.</text:p>
          </table:table-cell>
          <table:table-cell office:value-type="float" office:value="3" table:style-name="ce6">
            <text:p>3</text:p>
          </table:table-cell>
          <table:table-cell office:value-type="string" table:style-name="ce6">
            <text:p>Figshare; Dryad</text:p>
          </table:table-cell>
          <table:table-cell office:value-type="string" table:style-name="ce5">
            <text:p>NA</text:p>
          </table:table-cell>
          <table:table-cell table:number-columns-repeated="16373"/>
        </table:table-row>
        <table:table-row table:style-name="ro1">
          <table:table-cell office:value-type="string" table:style-name="ce5">
            <text:p>10.1111/mec.12929</text:p>
          </table:table-cell>
          <table:table-cell office:value-type="string" table:style-name="ce5">
            <text:p>Population genomics of the killer whale indicates ecotype evolution in sympatry involving both selection and drift</text:p>
          </table:table-cell>
          <table:table-cell office:value-type="string" table:style-name="ce6">
            <text:p>2014</text:p>
          </table:table-cell>
          <table:table-cell office:value-type="string" table:style-name="ce5">
            <text:p>MOLECULAR ECOLOGY</text:p>
          </table:table-cell>
          <table:table-cell office:value-type="string" table:style-name="ce5">
            <text:p>Moura, Andre E.; Kenny, John G.; Chaudhuri, Roy; Hughes, Margaret A.; Welch, Andreanna J.; Reisinger, Ryan R.; De Bruyn, P. J. Nico; Dahlheim, Marilyn E.; Hall, Neil; Hoelzel, A. Rus</text:p>
          </table:table-cell>
          <table:table-cell office:value-type="string" table:style-name="ce5">
            <text:p>Biochemistry &amp; Molecular Biology; Environmental Sciences &amp; Ecology; Evolutionary Biology</text:p>
          </table:table-cell>
          <table:table-cell office:value-type="float" office:value="1" table:style-name="ce5">
            <text:p>1</text:p>
          </table:table-cell>
          <table:table-cell office:value-type="string" table:style-name="ce7">
            <text:p>Data accessibility</text:p>
            <text:p>DNA sequences: Genbank accessions: SAMN03020306–</text:p>
            <text:p>SAMN03020378; SAMN02820869–SAMN02820892;</text:p>
            <text:p>SAMN02820894–SAMN02820911. VCF files for SNP</text:p>
            <text:p>data: Dryad doi: 10.5061/dryad.qk22t.</text:p>
          </table:table-cell>
          <table:table-cell office:value-type="float" office:value="3" table:style-name="ce6">
            <text:p>3</text:p>
          </table:table-cell>
          <table:table-cell office:value-type="string" table:style-name="ce6">
            <text:p>GeneBank; Dryad</text:p>
          </table:table-cell>
          <table:table-cell office:value-type="string" table:style-name="ce5">
            <text:p>NA</text:p>
          </table:table-cell>
          <table:table-cell table:number-columns-repeated="16373"/>
        </table:table-row>
        <table:table-row table:style-name="ro1">
          <table:table-cell office:value-type="string" table:style-name="ce3">
            <text:p>10.1098/rspb.2016.1703</text:p>
          </table:table-cell>
          <table:table-cell office:value-type="string" table:style-name="ce3">
            <text:p>Pyrodiversity promotes avian diversity over the decade following forest fire</text:p>
          </table:table-cell>
          <table:table-cell office:value-type="float" office:value="2016" table:style-name="ce3">
            <text:p>2016</text:p>
          </table:table-cell>
          <table:table-cell office:value-type="string" table:style-name="ce3">
            <text:p>PROCEEDINGS OF THE ROYAL SOCIETY B-BIOLOGICAL SCIENCES</text:p>
          </table:table-cell>
          <table:table-cell office:value-type="string" table:style-name="ce3">
            <text:p>Morgan W. Tingley, Viviana Ruiz-Gutierrez, Robert L. Wilkerson, Christine A. Howell, Rodney B. Siegel</text:p>
          </table:table-cell>
          <table:table-cell office:value-type="string" table:style-name="ce3">
            <text:p>Life Sciences &amp; Biomedicine - Other Topics; Environmental Sciences &amp; Ecology; Evolutionary Biology</text:p>
          </table:table-cell>
          <table:table-cell office:value-type="float" office:value="1" table:style-name="ce3">
            <text:p>1</text:p>
          </table:table-cell>
          <table:table-cell office:value-type="string" table:style-name="ce3">
            <text:p>Data accessibility. Data and JAGS code available from the Dryad Digital Repository: http://dx.doi.org/10.5061/dryad.871pc [63].</text:p>
          </table:table-cell>
          <table:table-cell office:value-type="float" office:value="3" table:style-name="ce4">
            <text:p>3</text:p>
          </table:table-cell>
          <table:table-cell office:value-type="string" table:style-name="ce4">
            <text:p>Dryad</text:p>
          </table:table-cell>
          <table:table-cell office:value-type="string" table:style-name="ce13">
            <text:p>NA</text:p>
          </table:table-cell>
          <table:table-cell table:number-columns-repeated="16373"/>
        </table:table-row>
        <table:table-row table:style-name="ro1">
          <table:table-cell office:value-type="string" table:style-name="ce3">
            <text:p>10.1002/ecy.4020</text:p>
          </table:table-cell>
          <table:table-cell office:value-type="string" table:style-name="ce3">
            <text:p>Soil microbial responses to large changes in precipitation with nitrogen deposition in an arid ecosystem</text:p>
          </table:table-cell>
          <table:table-cell office:value-type="float" office:value="2023" table:style-name="ce3">
            <text:p>2023</text:p>
          </table:table-cell>
          <table:table-cell office:value-type="string" table:style-name="ce3">
            <text:p>ECOLOGY</text:p>
          </table:table-cell>
          <table:table-cell office:value-type="string" table:style-name="ce3">
            <text:p>Yu, Hongying; Li, Lang; Ma, Quanhui; Liu, Xiaodi; Li, Yibo; Wang, Yuhui; Zhou, Guangsheng; Xu, Zhenzhu</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Data and the code (Yu, Li, et al., 2022) are available on Zenodo: https://doi.org/10.5281/zenodo.7476661.</text:p>
          </table:table-cell>
          <table:table-cell office:value-type="float" office:value="3" table:style-name="ce4">
            <text:p>3</text:p>
          </table:table-cell>
          <table:table-cell office:value-type="string" table:style-name="ce4">
            <text:p>Zenodo</text:p>
          </table:table-cell>
          <table:table-cell office:value-type="string" table:style-name="ce3">
            <text:p>NA</text:p>
          </table:table-cell>
          <table:table-cell table:number-columns-repeated="16373"/>
        </table:table-row>
        <table:table-row table:style-name="ro1">
          <table:table-cell office:value-type="string" table:style-name="ce5">
            <text:p>10.1002/ece3.10136</text:p>
          </table:table-cell>
          <table:table-cell office:value-type="string" table:style-name="ce5">
            <text:p>Variance in offspring sex ratio and maternal allocation in a highly invasive mammal</text:p>
          </table:table-cell>
          <table:table-cell office:value-type="float" office:value="2023" table:style-name="ce5">
            <text:p>2023</text:p>
          </table:table-cell>
          <table:table-cell office:value-type="string" table:style-name="ce5">
            <text:p>ECOLOGY AND EVOLUTION</text:p>
          </table:table-cell>
          <table:table-cell office:value-type="string" table:style-name="ce5">
            <text:p>Chinn, Sarah M.; Smyser, Timothy; Beasley, James C.</text:p>
          </table:table-cell>
          <table:table-cell office:value-type="string" table:style-name="ce5">
            <text:p>Environmental Sciences &amp; Ecology; Evolutionary Biology</text:p>
          </table:table-cell>
          <table:table-cell office:value-type="float" office:value="1" table:style-name="ce5">
            <text:p>1</text:p>
          </table:table-cell>
          <table:table-cell office:value-type="string" table:style-name="ce5">
            <text:p>Data are accessible on the Dryad Digital Repository: https://doi.org/10.5061/dryad.pzgmsbcrz.</text:p>
          </table:table-cell>
          <table:table-cell office:value-type="float" office:value="3" table:style-name="ce6">
            <text:p>3</text:p>
          </table:table-cell>
          <table:table-cell office:value-type="string" table:style-name="ce6">
            <text:p>Dryad</text:p>
          </table:table-cell>
          <table:table-cell office:value-type="string" table:style-name="ce5">
            <text:p>NA</text:p>
          </table:table-cell>
          <table:table-cell table:number-columns-repeated="16373"/>
        </table:table-row>
        <table:table-row table:style-name="ro1">
          <table:table-cell office:value-type="string" table:style-name="ce5">
            <text:p>10.1002/ecs2.4208</text:p>
          </table:table-cell>
          <table:table-cell office:value-type="string" table:style-name="ce5">
            <text:p>Ecological homogenization of soil properties in the American residential macrosystem</text:p>
          </table:table-cell>
          <table:table-cell office:value-type="string" table:style-name="ce6">
            <text:p>2022</text:p>
          </table:table-cell>
          <table:table-cell office:value-type="string" table:style-name="ce5">
            <text:p>ECOSPHERE</text:p>
          </table:table-cell>
          <table:table-cell office:value-type="string" table:style-name="ce5">
            <text:p>Ryan, Christopher D.; Groffman, Peter M.; Grove, J. Morgan; Hall, Sharon J.; Heffernan, James B.; Hobbie, Sarah E.; Locke, Dexter H.; Morse, Jennifer L.; Neill, Christopher; Nelson, Kristen C.; O'Neil-Dunne, Jarlath; Chowdhury, Rinku Roy; Steele, Meredith K.; Trammell, Tara L. E.</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7">
            <text:p>Data are available from the EDI Data Portal: https://doi.org/10.6073/pasta/5683662180499904732e654e3869f3e6.</text:p>
          </table:table-cell>
          <table:table-cell office:value-type="float" office:value="3" table:style-name="ce6">
            <text:p>3</text:p>
          </table:table-cell>
          <table:table-cell office:value-type="string" table:style-name="ce10">
            <text:p>Environmental Data Initiative (EDI) Data Portal</text:p>
          </table:table-cell>
          <table:table-cell office:value-type="string" table:style-name="ce5">
            <text:p>NA</text:p>
          </table:table-cell>
          <table:table-cell table:number-columns-repeated="16373"/>
        </table:table-row>
        <table:table-row table:style-name="ro1">
          <table:table-cell office:value-type="string" table:style-name="ce3">
            <text:p>10.1002/ecs2.3771</text:p>
          </table:table-cell>
          <table:table-cell office:value-type="string" table:style-name="ce3">
            <text:p>Forest disturbance and arthropods: small-scale canopy and understory disturbances alter movement of mobile arthropods</text:p>
          </table:table-cell>
          <table:table-cell office:value-type="string" table:style-name="ce4">
            <text:p>2021</text:p>
          </table:table-cell>
          <table:table-cell office:value-type="string" table:style-name="ce3">
            <text:p>ECOSPHERE</text:p>
          </table:table-cell>
          <table:table-cell office:value-type="string" table:style-name="ce3">
            <text:p>Perry, Kayla, I; Sivakoff, Frances S.; Wallin, Kimberly F.; Wenzel, John W.; Herms, Daniel A.</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11">
            <text:p>Data are available from Zenodo:<text:s/><text:span text:style-name="T3">https://doi.org/10.5281/zenodo.5337015.</text:span></text:p>
          </table:table-cell>
          <table:table-cell office:value-type="float" office:value="3" table:style-name="ce4">
            <text:p>3</text:p>
          </table:table-cell>
          <table:table-cell office:value-type="string" table:style-name="ce4">
            <text:p>Zenodo</text:p>
          </table:table-cell>
          <table:table-cell office:value-type="string" table:style-name="ce3">
            <text:p>NA</text:p>
          </table:table-cell>
          <table:table-cell table:number-columns-repeated="16373"/>
        </table:table-row>
        <table:table-row table:style-name="ro1">
          <table:table-cell office:value-type="string" table:style-name="ce5">
            <text:p>10.3354/meps11697</text:p>
          </table:table-cell>
          <table:table-cell office:value-type="string" table:style-name="ce5">
            <text:p>Mutualistic symbiosis with ophiuroids limited the impact of the &lt;i&gt;Deepwater Horizon&lt;/i&gt; oil spill on deep-sea octocorals</text:p>
          </table:table-cell>
          <table:table-cell office:value-type="string" table:style-name="ce6">
            <text:p>2016</text:p>
          </table:table-cell>
          <table:table-cell office:value-type="string" table:style-name="ce3">
            <text:p>MARINE ECOLOGY PROGRESS SERIES</text:p>
          </table:table-cell>
          <table:table-cell office:value-type="string" table:style-name="ce3">
            <text:p>Girard, Fanny; Fu, Bo; Fisher, Charles R.</text:p>
          </table:table-cell>
          <table:table-cell office:value-type="string" table:style-name="ce5">
            <text:p>Environmental Sciences &amp; Ecology; Marine &amp; Freshwater Biology; Oceanography</text:p>
          </table:table-cell>
          <table:table-cell office:value-type="float" office:value="1" table:style-name="ce5">
            <text:p>1</text:p>
          </table:table-cell>
          <table:table-cell office:value-type="string" table:style-name="ce5">
            <text:p>Data are publicly available through the Gulf of Mexico Research Initiative Information and Data Cooperative (GRIIDC) at https://data.gulfresearchinitiative.org (doi: &lt;10.7266/N7NG4NJP&gt;, &lt;10.7266/N7HQ3WVD&gt;, &lt;10.7266/N7D21VJQ&gt;, &lt;10.7266/N78913TC&gt;, &lt;10.7266/ N74J0C2M&gt;).</text:p>
          </table:table-cell>
          <table:table-cell office:value-type="float" office:value="3" table:style-name="ce6">
            <text:p>3</text:p>
          </table:table-cell>
          <table:table-cell office:value-type="string" table:style-name="ce6">
            <text:p>Data Cooperative (GRIIDC)</text:p>
          </table:table-cell>
          <table:table-cell office:value-type="string" table:style-name="ce3">
            <text:p>NA</text:p>
          </table:table-cell>
          <table:table-cell table:number-columns-repeated="16373"/>
        </table:table-row>
        <table:table-row table:style-name="ro1">
          <table:table-cell office:value-type="string" table:style-name="ce3">
            <text:p>10.1007/s10530-021-02645-x</text:p>
          </table:table-cell>
          <table:table-cell office:value-type="string" table:style-name="ce3">
            <text:p>Risks of giant hogweed (Heracleum mantegazzianum) range</text:p>
            <text:p>increase in North America</text:p>
          </table:table-cell>
          <table:table-cell office:value-type="float" office:value="2022" table:style-name="ce3">
            <text:p>2022</text:p>
          </table:table-cell>
          <table:table-cell office:value-type="string" table:style-name="ce3">
            <text:p/>
            <text:p>BIOLOGICAL INVASIONS</text:p>
          </table:table-cell>
          <table:table-cell office:value-type="string" table:style-name="ce3">
            <text:p>K. Cuddington, S. Sobek-Swant, J. Drake, W. Lee, M. Brook</text:p>
          </table:table-cell>
          <table:table-cell office:value-type="string" table:style-name="ce3">
            <text:p>Biodiversity &amp; Conservation; Environmental Sciences &amp; Ecology</text:p>
          </table:table-cell>
          <table:table-cell office:value-type="float" office:value="1" table:style-name="ce3">
            <text:p>1</text:p>
          </table:table-cell>
          <table:table-cell office:value-type="string" table:style-name="ce3">
            <text:p>Data availability<text:s/></text:p>
            <text:p>All data that support the findings of this study are available from GBIF https://doi.org/10.15468/dl.6f3s6b; the Early Detection and Distribution Mapping System</text:p>
            <text:p>(https://www.eddmaps.org/); the ENVIREM dataset (https://deepblue.lib.umich.edu/data/concern/data_sets/gt54kn05f;</text:p>
            <text:p>WorldClim 2 database (https://worldclim.org); and Worldpop (https://www.worldpop.org/geodata/listing?id=74)).</text:p>
          </table:table-cell>
          <table:table-cell office:value-type="float" office:value="3" table:style-name="ce4">
            <text:p>3</text:p>
          </table:table-cell>
          <table:table-cell office:value-type="string" table:style-name="ce4">
            <text:p>GBIF</text:p>
          </table:table-cell>
          <table:table-cell office:value-type="string" table:style-name="ce3">
            <text:p>the links to (1) Early Detection and Distribution Mapping System, (2) WorldClim 2 database and (3) Worldpop are not to the specific data</text:p>
          </table:table-cell>
          <table:table-cell table:number-columns-repeated="16373"/>
        </table:table-row>
        <table:table-row table:style-name="ro1">
          <table:table-cell office:value-type="string" table:style-name="ce7">
            <text:p>10.1111/gcb.15818</text:p>
          </table:table-cell>
          <table:table-cell office:value-type="string" table:style-name="ce5">
            <text:p>Projecting coral responses to intensifying marine heatwaves under ocean acidification</text:p>
          </table:table-cell>
          <table:table-cell office:value-type="float" office:value="2022" table:style-name="ce5">
            <text:p>2022</text:p>
          </table:table-cell>
          <table:table-cell office:value-type="string" table:style-name="ce5">
            <text:p>GLOBAL CHANGE BIOLOGY</text:p>
          </table:table-cell>
          <table:table-cell office:value-type="string" table:style-name="ce5">
            <text:p>Klein, Shannon G.; Geraldi, Nathan R.; Anton, Andrea; Schmidt-Roach, Sebastian; Ziegler, Maren; Cziesielski, Maha J.; Martin, Cecilia; Radecker, Nils; Frolicher, Thomas L.; Mumby, Peter J.; Pandolfi, John M.; Suggett, David J.; Voolstra, Christian R.; Aranda, Manuel; Duarte, Carlos M.</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DATA AVAILABILITY STATEMENT</text:p>
            <text:p>All source meta-data files of coral attribute responses are available from https://github.com/ngeraldi/cnidarian_meta-analysis. The code supporting the meta-analyses is available at https://github.com/ngeraldi/cnidarian_meta-analysis.</text:p>
          </table:table-cell>
          <table:table-cell office:value-type="float" office:value="3" table:style-name="ce6">
            <text:p>3</text:p>
          </table:table-cell>
          <table:table-cell office:value-type="string" table:style-name="ce6">
            <text:p>Github</text:p>
          </table:table-cell>
          <table:table-cell office:value-type="string" table:style-name="ce5">
            <text:p>NA</text:p>
          </table:table-cell>
          <table:table-cell table:number-columns-repeated="16373"/>
        </table:table-row>
        <table:table-row table:style-name="ro1">
          <table:table-cell office:value-type="string" table:style-name="ce3">
            <text:p>10.5194/bg-15-5377-2018</text:p>
          </table:table-cell>
          <table:table-cell office:value-type="string" table:style-name="ce3">
            <text:p>Integrated management of a Swiss cropland is not sufficient to preserve its soil carbon pool in the long term</text:p>
          </table:table-cell>
          <table:table-cell office:value-type="float" office:value="2018" table:style-name="ce3">
            <text:p>2018</text:p>
          </table:table-cell>
          <table:table-cell office:value-type="string" table:style-name="ce3">
            <text:p>BIOGEOSCIENCES</text:p>
          </table:table-cell>
          <table:table-cell office:value-type="string" table:style-name="ce3">
            <text:p>Emmel, Carmen; Winkler, Annina; Hortnagl, Lukas; Revill, Andrew; Ammann, Christof; D'Odorico, Petra; Buchmann, Nina; Eugster, Werner</text:p>
          </table:table-cell>
          <table:table-cell office:value-type="string" table:style-name="ce3">
            <text:p>Environmental Sciences &amp; Ecology; Geology</text:p>
          </table:table-cell>
          <table:table-cell office:value-type="float" office:value="1" table:style-name="ce3">
            <text:p>1</text:p>
          </table:table-cell>
          <table:table-cell office:value-type="string" table:style-name="ce3">
            <text:p>Data availability. Observational NEE (30 min and daily aggregated; original, despiked and gap filled), SPA-Crop modelled daily NEE, soil C and N concentrations, soil C and N densities and soil bulk densities, management data (including management dates, crop species, management specifics, harvest C exports, and sowing and fertiliser C inputs), and ancillary meteorological data are available under https://doi.org/10.3929/ethz-b-000260058. Also, NEE uncertainty calculations and analysis of the significance of soil bulk density, soil C and N density, and soil C and N stock changes between 2004 and 2017 as well as data that were plotted in the figures and shown in the tables are also available under https://doi.org/10.3929/ethz-b-000260058.</text:p>
          </table:table-cell>
          <table:table-cell office:value-type="float" office:value="3" table:style-name="ce4">
            <text:p>3</text:p>
          </table:table-cell>
          <table:table-cell office:value-type="string" table:style-name="ce4">
            <text:p>ETH Zurich’s Research Collection</text:p>
          </table:table-cell>
          <table:table-cell office:value-type="string" table:style-name="ce3">
            <text:p>NA</text:p>
          </table:table-cell>
          <table:table-cell table:number-columns-repeated="16373"/>
        </table:table-row>
        <table:table-row table:style-name="ro1">
          <table:table-cell office:value-type="string" table:style-name="ce5">
            <text:p>10.1111/1365-2745.12863</text:p>
          </table:table-cell>
          <table:table-cell office:value-type="string" table:style-name="ce5">
            <text:p>Alternative pathways to landscape transformation: invasive grasses, burn severity and fire frequency in arid ecosystems</text:p>
          </table:table-cell>
          <table:table-cell office:value-type="float" office:value="2017" table:style-name="ce5">
            <text:p>2017</text:p>
          </table:table-cell>
          <table:table-cell office:value-type="string" table:style-name="ce5">
            <text:p>Journal of Ecology</text:p>
          </table:table-cell>
          <table:table-cell office:value-type="string" table:style-name="ce5">
            <text:p>Klinger, R.; Brooks, M.</text:p>
          </table:table-cell>
          <table:table-cell office:value-type="string" table:style-name="ce5">
            <text:p>Plant Sciences; Environmental Sciences &amp; Ecology</text:p>
          </table:table-cell>
          <table:table-cell office:value-type="float" office:value="1" table:style-name="ce5">
            <text:p>1</text:p>
          </table:table-cell>
          <table:table-cell office:value-type="string" table:style-name="ce5">
            <text:p>Data deposited at USGS (https://doi.org/10.5066/F79022PZ).</text:p>
          </table:table-cell>
          <table:table-cell office:value-type="float" office:value="3" table:style-name="ce6">
            <text:p>3</text:p>
          </table:table-cell>
          <table:table-cell office:value-type="string" table:style-name="ce6">
            <text:p>USGS ScienceBase Catalog</text:p>
          </table:table-cell>
          <table:table-cell office:value-type="string" table:style-name="ce5">
            <text:p>NA</text:p>
          </table:table-cell>
          <table:table-cell table:number-columns-repeated="16373"/>
        </table:table-row>
        <table:table-row table:style-name="ro1">
          <table:table-cell office:value-type="string" table:style-name="ce5">
            <text:p>10.1111/1365-2745.12769</text:p>
          </table:table-cell>
          <table:table-cell office:value-type="string" table:style-name="ce5">
            <text:p>Climate, soil and plant functional types as drivers of global fine-root trait variation</text:p>
          </table:table-cell>
          <table:table-cell office:value-type="float" office:value="2017" table:style-name="ce5">
            <text:p>2017</text:p>
          </table:table-cell>
          <table:table-cell office:value-type="string" table:style-name="ce3">
            <text:p>Journal of Ecology</text:p>
          </table:table-cell>
          <table:table-cell office:value-type="string" table:style-name="ce3">
            <text:p>Freschet, Gregoire T.; Valverde-Barrantes, Oscar J.; Tucker, Caroline M.; Craine, Joseph M.; McCormack, M. Luke; Violle, Cyrille; Fort, Florian; Blackwood, Christopher B.; Urban-Mead, Katherine R.; Iversen, Colleen M.; Bonis, Anne; Comas, Louise H.; Cornelissen, Johannes H. C.; Dong, Ming; Guo, Dali; Hobbie, Sarah E.; Holdaway, Robert J.; Kembel, Steven W.; Makita, Naoki; Onipchenko, Vladimir G.; Picon-Cochard, Catherine; Reich, Peter B.; de la Riva, Enrique G.; Smith, Stuart W.; Soudzilovskaia, Nadejda A.; Tjoelker, Mark G.; Wardle, David A.; Roumet, Catherine</text:p>
          </table:table-cell>
          <table:table-cell office:value-type="string" table:style-name="ce5">
            <text:p>Plant Sciences; Environmental Sciences &amp; Ecology</text:p>
          </table:table-cell>
          <table:table-cell office:value-type="float" office:value="1" table:style-name="ce5">
            <text:p>1</text:p>
          </table:table-cell>
          <table:table-cell office:value-type="string" table:style-name="ce5">
            <text:p>Data for the four fine-root traits used in this study were extracted from the Rhizopolis database. This database was compiled by the authors of this study from both published and unpublished datasets resulting from their own work and an independent literature survey (Table S1, Supporting Information). This database is available as part of the Fine-Root Ecology Database (FRED; http://roots.ornl.gov; Iversen et al. 2017), released in March 2017. With respect to plant functional types, species were sorted into four main growth forms (Graminoids, Forbs, Shrubs and Trees) and N2-fixation ability (able/not able to fix atmospheric N2), which were established based on the information provided in the</text:p>
            <text:p>TRY database (https://www.try-db.org/TryWeb/Home.php). In the case of species not referenced in TRY, information was retrieved from alternative sources (Tela Botanica 2015; USDA NRCS 2015). Owing to gaps in locally measured climate data, we used climate data available from the Worldclim database (Hijmans et al. 2005) to represent common-garden and field observations. Common-garden and field observations were therefore linked to soil properties as found in the Harmonized World Soil Database (FAO/IIASA/ISRIC/ISS-CAS/JRC 2012) based on their geographic coordinates. A phylogenetic tree was constructed (Fig. S1) using the comprehen- sive Angiosperm species-level phylogeny from Zanne et al. (2014), as updated by Qian &amp; Jin (2015). The list and content of datasets used in this study is available in Table S1. These datasets are available as part of the Fine-Root Ecology Database (FRED;</text:p>
            <text:p>http://roots.ornl.gov).</text:p>
          </table:table-cell>
          <table:table-cell office:value-type="float" office:value="3" table:style-name="ce6">
            <text:p>3</text:p>
          </table:table-cell>
          <table:table-cell office:value-type="string" table:style-name="ce6">
            <text:p>Fine-Root Ecology Database (FRED)</text:p>
          </table:table-cell>
          <table:table-cell office:value-type="string" table:style-name="ce5">
            <text:p>Authors mention available datasets. Tables are in supplementary info. Link to database is also present but I can't find accession number or <text:s/>else. Please check this for correction.</text:p>
          </table:table-cell>
          <table:table-cell table:number-columns-repeated="16373"/>
        </table:table-row>
        <table:table-row table:style-name="ro1">
          <table:table-cell office:value-type="string" table:style-name="ce5">
            <text:p>10.1016/j.fooweb.2021.e00199</text:p>
          </table:table-cell>
          <table:table-cell office:value-type="string" table:style-name="ce5">
            <text:p>Zebra jumping spiders opportunistically forage on different sized midges</text:p>
          </table:table-cell>
          <table:table-cell office:value-type="float" office:value="2021" table:style-name="ce5">
            <text:p>2021</text:p>
          </table:table-cell>
          <table:table-cell office:value-type="string" table:style-name="ce5">
            <text:p>Food Webs</text:p>
          </table:table-cell>
          <table:table-cell office:value-type="string" table:style-name="ce5">
            <text:p>Squires, Amber J.; Wilson, Claire; DeLong, John P.</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Data for this paper will be made available in the global functional response database (FoRAGE; Uiterwaal et al., 2018) or by request.</text:p>
          </table:table-cell>
          <table:table-cell office:value-type="float" office:value="3" table:style-name="ce6">
            <text:p>3</text:p>
          </table:table-cell>
          <table:table-cell office:value-type="string" table:style-name="ce10">
            <text:p>Knowledge Network for Biocomplexity (FoRAGE)</text:p>
          </table:table-cell>
          <table:table-cell office:value-type="string" table:style-name="ce7">
            <text:p>Data was shared in The Knowledge Network for Biocomplexity (KNB) is an international repository intended to facilitate ecological and environmental research. (https://knb.ecoinformatics.org/view/doi:10.5063/F17H1GTQ)</text:p>
          </table:table-cell>
          <table:table-cell table:number-columns-repeated="16373"/>
        </table:table-row>
        <table:table-row table:style-name="ro1">
          <table:table-cell office:value-type="string" table:style-name="ce3">
            <text:p>10.1038/hdy.2011.91</text:p>
          </table:table-cell>
          <table:table-cell office:value-type="string" table:style-name="ce3">
            <text:p>Genetic drift and rapid evolution of viviparity in insular fire salamanders (Salamandra salamandra)</text:p>
          </table:table-cell>
          <table:table-cell office:value-type="float" office:value="2012" table:style-name="ce3">
            <text:p>2012</text:p>
          </table:table-cell>
          <table:table-cell office:value-type="string" table:style-name="ce3">
            <text:p>HEREDITY</text:p>
          </table:table-cell>
          <table:table-cell office:value-type="string" table:style-name="ce3">
            <text:p>Velo-Anton, G.; Zamudio, K. R.; Cordero-Rivera, A.</text:p>
          </table:table-cell>
          <table:table-cell office:value-type="string" table:style-name="ce3">
            <text:p>Environmental Sciences &amp; Ecology; Evolutionary Biology; Genetics &amp; Heredity</text:p>
          </table:table-cell>
          <table:table-cell office:value-type="float" office:value="1" table:style-name="ce3">
            <text:p>1</text:p>
          </table:table-cell>
          <table:table-cell office:value-type="string" table:style-name="ce3">
            <text:p>Data have been deposited at Dryad: doi:10.5061/dryad. g6d91493.</text:p>
          </table:table-cell>
          <table:table-cell office:value-type="float" office:value="3" table:style-name="ce4">
            <text:p>3</text:p>
          </table:table-cell>
          <table:table-cell office:value-type="string" table:style-name="ce4">
            <text:p>Dryad</text:p>
          </table:table-cell>
          <table:table-cell office:value-type="string" table:style-name="ce3">
            <text:p>NA</text:p>
          </table:table-cell>
          <table:table-cell table:number-columns-repeated="16373"/>
        </table:table-row>
        <table:table-row table:style-name="ro1">
          <table:table-cell office:value-type="string" table:style-name="ce5">
            <text:p>10.3390/d16020102</text:p>
          </table:table-cell>
          <table:table-cell office:value-type="string" table:style-name="ce5">
            <text:p>Effects of Hemiparasites in Grassland Restorations Are Not Universal</text:p>
          </table:table-cell>
          <table:table-cell office:value-type="float" office:value="2024" table:style-name="ce5">
            <text:p>2024</text:p>
          </table:table-cell>
          <table:table-cell office:value-type="string" table:style-name="ce5">
            <text:p>DIVERSITY-BASEL</text:p>
          </table:table-cell>
          <table:table-cell office:value-type="string" table:style-name="ce5">
            <text:p>Scheidel, Anna; Borowicz, Victoria</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Data will be deposited with ISUReD, hosted by Digital Commons.</text:p>
          </table:table-cell>
          <table:table-cell office:value-type="float" office:value="3" table:style-name="ce6">
            <text:p>3</text:p>
          </table:table-cell>
          <table:table-cell office:value-type="string" table:style-name="ce6">
            <text:p>ISU ReD</text:p>
          </table:table-cell>
          <table:table-cell office:value-type="string" table:style-name="ce7">
            <text:p>Authors deposited the data; link found through web search: https://ir.library.illinoisstate.edu/fpbiosci/154/</text:p>
          </table:table-cell>
          <table:table-cell table:number-columns-repeated="16373"/>
        </table:table-row>
        <table:table-row table:style-name="ro1">
          <table:table-cell office:value-type="string" table:style-name="ce5">
            <text:p>10.5194/bg-11-4839-2014</text:p>
          </table:table-cell>
          <table:table-cell office:value-type="string" table:style-name="ce5">
            <text:p>The 129-iodine content of subtropical Pacific waters: impact of Fukushima and other anthropogenic 129-iodine sources</text:p>
          </table:table-cell>
          <table:table-cell office:value-type="string" table:style-name="ce6">
            <text:p>2014</text:p>
          </table:table-cell>
          <table:table-cell office:value-type="string" table:style-name="ce5">
            <text:p>BIOGEOSCIENCES</text:p>
          </table:table-cell>
          <table:table-cell office:value-type="string" table:style-name="ce3">
            <text:p>Guilderson, T. P.; Tumey, S. J.; Brown, T. A.; Buesseler, K. O.</text:p>
          </table:table-cell>
          <table:table-cell office:value-type="string" table:style-name="ce5">
            <text:p>Environmental Sciences &amp; Ecology; Geology</text:p>
          </table:table-cell>
          <table:table-cell office:value-type="float" office:value="1" table:style-name="ce5">
            <text:p>1</text:p>
          </table:table-cell>
          <table:table-cell office:value-type="string" table:style-name="ce5">
            <text:p>Data will be digitally archived at the Biological and Chemical Oceanography Data Management Office; this is LLNL-JRNL-644922.</text:p>
          </table:table-cell>
          <table:table-cell office:value-type="float" office:value="3" table:style-name="ce6">
            <text:p>3</text:p>
          </table:table-cell>
          <table:table-cell office:value-type="string" table:style-name="ce6">
            <text:p>Biological and Chemical Oceanography Data Management Office</text:p>
          </table:table-cell>
          <table:table-cell office:value-type="string" table:style-name="ce5">
            <text:p>NA</text:p>
          </table:table-cell>
          <table:table-cell table:number-columns-repeated="16373"/>
        </table:table-row>
        <table:table-row table:style-name="ro1">
          <table:table-cell office:value-type="string" table:style-name="ce3">
            <text:p>10.1007/s00265-019-2698-4</text:p>
          </table:table-cell>
          <table:table-cell office:value-type="string" table:style-name="ce3">
            <text:p>Elevation affects extra-pair paternity but not a sexually selected plumage trait in dark-eyed juncos</text:p>
          </table:table-cell>
          <table:table-cell office:value-type="float" office:value="2019" table:style-name="ce3">
            <text:p>2019</text:p>
          </table:table-cell>
          <table:table-cell office:value-type="string" table:style-name="ce3">
            <text:p>BEHAVIORAL ECOLOGY AND SOCIOBIOLOGY</text:p>
          </table:table-cell>
          <table:table-cell office:value-type="string" table:style-name="ce3">
            <text:p>LaBarbera, Katie; Hayes, Kia R. R.; Langhans, Kelley E.; Lacey, Eileen A.</text:p>
          </table:table-cell>
          <table:table-cell office:value-type="string" table:style-name="ce3">
            <text:p>Behavioral Sciences; Environmental Sciences &amp; Ecology; Zoology</text:p>
          </table:table-cell>
          <table:table-cell office:value-type="float" office:value="1" table:style-name="ce3">
            <text:p>1</text:p>
          </table:table-cell>
          <table:table-cell office:value-type="string" table:style-name="ce3">
            <text:p>Datasets containing the mass, tarsus, wing chord, tail length, and microsatellite genotypes of adult juncos are available in the Dryad repository at doi:https://doi.org/10.5061/dryad.d88d8. All other data generated and analyzed during the current study are available from the corresponding author on reasonable request.</text:p>
          </table:table-cell>
          <table:table-cell office:value-type="float" office:value="3" table:style-name="ce4">
            <text:p>3</text:p>
          </table:table-cell>
          <table:table-cell office:value-type="string" table:style-name="ce4">
            <text:p>Dryad</text:p>
          </table:table-cell>
          <table:table-cell office:value-type="string" table:style-name="ce3">
            <text:p>Additional data upon request.</text:p>
          </table:table-cell>
          <table:table-cell table:number-columns-repeated="16373"/>
        </table:table-row>
        <table:table-row table:style-name="ro1">
          <table:table-cell office:value-type="string" table:style-name="ce3">
            <text:p>10.1093/sysbio/syq048</text:p>
          </table:table-cell>
          <table:table-cell office:value-type="string" table:style-name="ce3">
            <text:p>Combining Phylogenomics and Fossils in Higher-Level Squamate Reptile Phylogeny: Molecular Data Change the Placement of Fossil Taxa</text:p>
          </table:table-cell>
          <table:table-cell office:value-type="float" office:value="2010" table:style-name="ce3">
            <text:p>2010</text:p>
          </table:table-cell>
          <table:table-cell office:value-type="string" table:style-name="ce3">
            <text:p>SYSTEMATIC BIOLOGY</text:p>
          </table:table-cell>
          <table:table-cell office:value-type="string" table:style-name="ce3">
            <text:p>Wiens, John J.; Kuczynski, Caitlin A.; Townsend, Ted; Reeder, Tod W.; Mulcahy, Daniel G.; Sites, Jack W., Jr.</text:p>
          </table:table-cell>
          <table:table-cell office:value-type="string" table:style-name="ce3">
            <text:p>Evolutionary Biology</text:p>
          </table:table-cell>
          <table:table-cell office:value-type="float" office:value="1" table:style-name="ce3">
            <text:p>1</text:p>
          </table:table-cell>
          <table:table-cell office:value-type="string" table:style-name="ce11">
            <text:p>DNA sequence data were obtained from 22 nuclear protein-coding loci. (Primer sequences in Appendix S1, and GenBank and voucher numbers in Appendix S2, both available from<text:s/><text:span text:style-name="T2">http://www.sysbio.oxfordjournals.org</text:span>; TreeBASE accession TB2:S10908.)</text:p>
          </table:table-cell>
          <table:table-cell office:value-type="float" office:value="3" table:style-name="ce9">
            <text:p>3</text:p>
          </table:table-cell>
          <table:table-cell office:value-type="string" table:style-name="ce4">
            <text:p>GenBank; TreeBASE</text:p>
          </table:table-cell>
          <table:table-cell office:value-type="string" table:style-name="ce3">
            <text:p>NA</text:p>
          </table:table-cell>
          <table:table-cell table:number-columns-repeated="16373"/>
        </table:table-row>
        <table:table-row table:style-name="ro1">
          <table:table-cell office:value-type="string" table:style-name="ce5">
            <text:p>10.1098/rspb.2013.2167</text:p>
          </table:table-cell>
          <table:table-cell office:value-type="string" table:style-name="ce5">
            <text:p>Faunal record identifies Bering isthmus conditions as constraint to end-Pleistocene migration to the New World</text:p>
          </table:table-cell>
          <table:table-cell office:value-type="string" table:style-name="ce6">
            <text:p>2014</text:p>
          </table:table-cell>
          <table:table-cell office:value-type="string" table:style-name="ce5">
            <text:p>PROCEEDINGS OF THE ROYAL SOCIETY B-BIOLOGICAL SCIENCES</text:p>
          </table:table-cell>
          <table:table-cell office:value-type="string" table:style-name="ce5">
            <text:p>Meiri, Meirav; Lister, Adrian M.; Collins, Matthew J.; Tuross, Noreen; Goebel, Ted; Blockley, Simon; Zazula, Grant D.; van Doorn, Nienke; Guthrie, R. Dale; Boeskorov, Gennady G.; Baryshnikov, Gennady F.; Sher, Andrei; Barnes, Ian</text:p>
          </table:table-cell>
          <table:table-cell office:value-type="string" table:style-name="ce5">
            <text:p>Life Sciences &amp; Biomedicine - Other Topics; Environmental Sciences &amp; Ecology; Evolutionary Biology</text:p>
          </table:table-cell>
          <table:table-cell office:value-type="float" office:value="1" table:style-name="ce5">
            <text:p>1</text:p>
          </table:table-cell>
          <table:table-cell office:value-type="string" table:style-name="ce5">
            <text:p>DNA sequences have been deposited in NCBI (http://www.ncbi.nlm.nih.gov/) with accession numbers KF879622–KF879805.</text:p>
          </table:table-cell>
          <table:table-cell office:value-type="float" office:value="3" table:style-name="ce6">
            <text:p>3</text:p>
          </table:table-cell>
          <table:table-cell office:value-type="string" table:style-name="ce6">
            <text:p>NCBI</text:p>
          </table:table-cell>
          <table:table-cell office:value-type="string" table:style-name="ce5">
            <text:p>National Center for Biotechnology Information</text:p>
          </table:table-cell>
          <table:table-cell table:number-columns-repeated="16373"/>
        </table:table-row>
        <table:table-row table:style-name="ro1">
          <table:table-cell office:value-type="string" table:style-name="ce5">
            <text:p>10.1002/ece3.10524</text:p>
          </table:table-cell>
          <table:table-cell office:value-type="string" table:style-name="ce5">
            <text:p>New species based on the biological species concept within the complex of Lariophagus distinguendus (Hymenoptera, Chalcidoidea, Pteromalidae), a parasitoid of household pests</text:p>
          </table:table-cell>
          <table:table-cell office:value-type="float" office:value="2023" table:style-name="ce5">
            <text:p>2023</text:p>
          </table:table-cell>
          <table:table-cell office:value-type="string" table:style-name="ce5">
            <text:p>ECOLOGY AND EVOLUTION</text:p>
          </table:table-cell>
          <table:table-cell office:value-type="string" table:style-name="ce3">
            <text:p>Pollmann, Marie; Kuhn, Denise; Koenig, Christian; Homolka, Irmela; Paschke, Sina; Reinisch, Ronja; Schmidt, Anna; Schwabe, Noa; Weber, Justus; Gottlieb, Yuval; Steidle, Johannes Luitpold Maria</text:p>
          </table:table-cell>
          <table:table-cell office:value-type="string" table:style-name="ce5">
            <text:p>Environmental Sciences &amp; Ecology; Evolutionary Biology</text:p>
          </table:table-cell>
          <table:table-cell office:value-type="float" office:value="1" table:style-name="ce5">
            <text:p>1</text:p>
          </table:table-cell>
          <table:table-cell office:value-type="string" table:style-name="ce7">
            <text:p>DNA sequences: GenBank, accession numbers are listed in Appendix S1: Table A5. Data from crossing experiments have been deposited on Dryad: https://doi.org/10.5061/dryad.sf7m0cgc3.</text:p>
          </table:table-cell>
          <table:table-cell office:value-type="float" office:value="3" table:style-name="ce6">
            <text:p>3</text:p>
          </table:table-cell>
          <table:table-cell office:value-type="string" table:style-name="ce6">
            <text:p>GenBank; Dryad</text:p>
          </table:table-cell>
          <table:table-cell office:value-type="string" table:style-name="ce7">
            <text:p>Dryad link doesn't work</text:p>
          </table:table-cell>
          <table:table-cell table:number-columns-repeated="16373"/>
        </table:table-row>
        <table:table-row table:style-name="ro1">
          <table:table-cell office:value-type="string" table:style-name="ce5">
            <text:p>10.1098/rspb.2018.1235</text:p>
          </table:table-cell>
          <table:table-cell office:value-type="string" table:style-name="ce5">
            <text:p>Female perception of copulatory courtship by male titillators in a bushcricket</text:p>
          </table:table-cell>
          <table:table-cell office:value-type="float" office:value="2018" table:style-name="ce5">
            <text:p>2018</text:p>
          </table:table-cell>
          <table:table-cell office:value-type="string" table:style-name="ce5">
            <text:p>PROCEEDINGS OF THE ROYAL SOCIETY B-BIOLOGICAL SCIENCES</text:p>
          </table:table-cell>
          <table:table-cell office:value-type="string" table:style-name="ce5">
            <text:p>Wulff, Nadja C.; Schoeneich, Stefan; Lehmann, Gerlind U. C.</text:p>
          </table:table-cell>
          <table:table-cell office:value-type="string" table:style-name="ce5">
            <text:p>Life Sciences &amp; Biomedicine - Other Topics; Environmental Sciences &amp; Ecology; Evolutionary Biology</text:p>
          </table:table-cell>
          <table:table-cell office:value-type="float" office:value="1" table:style-name="ce5">
            <text:p>1</text:p>
          </table:table-cell>
          <table:table-cell office:value-type="string" table:style-name="ce5">
            <text:p>Electronic supplementary material is available online at https://dx.doi.org/10.6084/m9.figshare.c.4184612.</text:p>
          </table:table-cell>
          <table:table-cell office:value-type="float" office:value="3" table:style-name="ce6">
            <text:p>3</text:p>
          </table:table-cell>
          <table:table-cell office:value-type="string" table:style-name="ce6">
            <text:p>Figshare</text:p>
          </table:table-cell>
          <table:table-cell office:value-type="string" table:style-name="ce5">
            <text:p>NA</text:p>
          </table:table-cell>
          <table:table-cell table:number-columns-repeated="16373"/>
        </table:table-row>
        <table:table-row table:style-name="ro1">
          <table:table-cell office:value-type="string" table:style-name="ce3">
            <text:p>10.3996/082016-JFWM-059</text:p>
          </table:table-cell>
          <table:table-cell office:value-type="string" table:style-name="ce3">
            <text:p>Survey of Haemosporidian Parasites in Resident and Migrant Game Birds of Illinois</text:p>
          </table:table-cell>
          <table:table-cell office:value-type="string" table:style-name="ce4">
            <text:p>2017</text:p>
          </table:table-cell>
          <table:table-cell office:value-type="string" table:style-name="ce3">
            <text:p>JOURNAL OF FISH AND WILDLIFE MANAGEMENT</text:p>
          </table:table-cell>
          <table:table-cell office:value-type="string" table:style-name="ce3">
            <text:p>Annetti, Kendall L.; Rivera, Nelda A.; Andrews, John E.; Mateus-Pinilla, Nohra</text:p>
          </table:table-cell>
          <table:table-cell office:value-type="string" table:style-name="ce3">
            <text:p>Biodiversity &amp; Conservation; Environmental Sciences &amp; Ecology</text:p>
          </table:table-cell>
          <table:table-cell office:value-type="float" office:value="1" table:style-name="ce3">
            <text:p>1</text:p>
          </table:table-cell>
          <table:table-cell office:value-type="string" table:style-name="ce3">
            <text:p>Found at DOI: http://dx.doi.org/10.5061/dryad.bg81d</text:p>
            <text:p>(41.17 KB XLSX)</text:p>
          </table:table-cell>
          <table:table-cell office:value-type="float" office:value="3" table:style-name="ce4">
            <text:p>3</text:p>
          </table:table-cell>
          <table:table-cell office:value-type="string" table:style-name="ce4">
            <text:p>Dryad</text:p>
          </table:table-cell>
          <table:table-cell office:value-type="string" table:style-name="ce3">
            <text:p>NA</text:p>
          </table:table-cell>
          <table:table-cell table:number-columns-repeated="16373"/>
        </table:table-row>
        <table:table-row table:style-name="ro1">
          <table:table-cell office:value-type="string" table:style-name="ce3">
            <text:p>10.1002/ece3.9377</text:p>
          </table:table-cell>
          <table:table-cell office:value-type="string" table:style-name="ce3">
            <text:p>Unraveling the hierarchical genetic structure of tea green leafhopper, &lt;i&gt;Matsumurasca onukii&lt;/i&gt;, in East Asia based on SSRs and SNPs</text:p>
          </table:table-cell>
          <table:table-cell office:value-type="string" table:style-name="ce4">
            <text:p>2022</text:p>
          </table:table-cell>
          <table:table-cell office:value-type="string" table:style-name="ce3">
            <text:p>ECOLOGY AND EVOLUTION</text:p>
          </table:table-cell>
          <table:table-cell office:value-type="string" table:style-name="ce3">
            <text:p>Zhang, Li; Dietrich, Christopher H.; Xu, Ye; Yang, Zhaofu; Chen, Maohua; Pham, Thai H.; Le, Cuong C. V.; Qiao, Li; Matsumura, Masaya; Qin, Daozheng</text:p>
          </table:table-cell>
          <table:table-cell office:value-type="string" table:style-name="ce3">
            <text:p>Environmental Sciences &amp; Ecology; Evolutionary Biology</text:p>
          </table:table-cell>
          <table:table-cell office:value-type="float" office:value="1" table:style-name="ce3">
            <text:p>1</text:p>
          </table:table-cell>
          <table:table-cell office:value-type="string" table:style-name="ce15">
            <text:p>Individual genotype data of M. onukii are available on Dryad (https://datadryad.org/stash/share/muyHpreBGuAO-Kanv0KS5L6n7i4p-wgJ6KfgZ6qqFBM). The raw Illumina reads are archived at the NCBI Sequence Read Archive (SRA) under BioProject ID PRJNA799739.</text:p>
          </table:table-cell>
          <table:table-cell office:value-type="float" office:value="3" table:style-name="ce4">
            <text:p>3</text:p>
          </table:table-cell>
          <table:table-cell office:value-type="string" table:style-name="ce4">
            <text:p>Dryad; NCBI Sequence Read Archive (SRA)</text:p>
          </table:table-cell>
          <table:table-cell office:value-type="string" table:style-name="ce3">
            <text:p>NA</text:p>
          </table:table-cell>
          <table:table-cell table:number-columns-repeated="16373"/>
        </table:table-row>
        <table:table-row table:style-name="ro1">
          <table:table-cell office:value-type="string" table:style-name="ce5">
            <text:p>10.3398/064.076.0306</text:p>
          </table:table-cell>
          <table:table-cell office:value-type="string" table:style-name="ce5">
            <text:p>ASPECTS OF THE REPRODUCTIVE ECOLOGY OF FEMALE TURTLES IN NEW MEXICO</text:p>
          </table:table-cell>
          <table:table-cell office:value-type="string" table:style-name="ce6">
            <text:p>2016</text:p>
          </table:table-cell>
          <table:table-cell office:value-type="string" table:style-name="ce5">
            <text:p>WESTERN NORTH AMERICAN NATURALIST</text:p>
          </table:table-cell>
          <table:table-cell office:value-type="string" table:style-name="ce5">
            <text:p>Lovich, Jeffrey E.; Agha, Mickey; Painter, Charles W.; Cole, Levi; Fitzgerald, Austin; Narum, Kevin; Jennings, Randy D.</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7">
            <text:p>LOVICH, J.E. 2016. Turtle reproductive ecology data, New Mexico, 2012–2013: U.S. Geological Survey data release 10.5066/F7N014N2</text:p>
          </table:table-cell>
          <table:table-cell office:value-type="float" office:value="3" table:style-name="ce6">
            <text:p>3</text:p>
          </table:table-cell>
          <table:table-cell office:value-type="string" table:style-name="ce6">
            <text:p>ScienceBase</text:p>
          </table:table-cell>
          <table:table-cell office:value-type="string" table:style-name="ce5">
            <text:p>No explicit DAS!</text:p>
          </table:table-cell>
          <table:table-cell table:number-columns-repeated="16373"/>
        </table:table-row>
        <table:table-row table:style-name="ro1">
          <table:table-cell office:value-type="string" table:style-name="ce7">
            <text:p>10.1007/s00248-018-1218-9</text:p>
          </table:table-cell>
          <table:table-cell office:value-type="string" table:style-name="ce5">
            <text:p>An Uncharacterized Member of the Gls24 Protein Superfamily Is a Putative Sensor of Essential Amino Acid Availability in Streptococcus pneumoniae</text:p>
          </table:table-cell>
          <table:table-cell office:value-type="float" office:value="2019" table:style-name="ce5">
            <text:p>2019</text:p>
          </table:table-cell>
          <table:table-cell office:value-type="string" table:style-name="ce5">
            <text:p>MICROBIAL ECOLOGY</text:p>
          </table:table-cell>
          <table:table-cell office:value-type="string" table:style-name="ce5">
            <text:p>Ferrandiz, Maria J.; Cercenado, Maria I.; Domenech, Miriam; Tirado-Velez, Jose M.; Escolano-Martinez, Maria S.; Yuste, Jose; Garcia, Ernesto; de la Campa, Adela G.; Martin-Galiano, Antonio J.</text:p>
          </table:table-cell>
          <table:table-cell office:value-type="string" table:style-name="ce5">
            <text:p>Environmental Sciences &amp; Ecology; Marine &amp; Freshwater Biology; Microbiology</text:p>
          </table:table-cell>
          <table:table-cell office:value-type="float" office:value="1" table:style-name="ce5">
            <text:p>1</text:p>
          </table:table-cell>
          <table:table-cell office:value-type="string" table:style-name="ce5">
            <text:p>Microarray data are available at the GEO (NCBI, USA) database with accession number GSE108734.</text:p>
          </table:table-cell>
          <table:table-cell office:value-type="float" office:value="3" table:style-name="ce6">
            <text:p>3</text:p>
          </table:table-cell>
          <table:table-cell office:value-type="string" table:style-name="ce6">
            <text:p>NCBI</text:p>
          </table:table-cell>
          <table:table-cell office:value-type="string" table:style-name="ce5">
            <text:p>NA</text:p>
          </table:table-cell>
          <table:table-cell table:number-columns-repeated="16373"/>
        </table:table-row>
        <table:table-row table:style-name="ro1">
          <table:table-cell office:value-type="string" table:style-name="ce3">
            <text:p>10.1016/j.ympev.2008.01.034</text:p>
          </table:table-cell>
          <table:table-cell office:value-type="string" table:style-name="ce3">
            <text:p>Influence of data conflict and molecular phylogeny of major clades in Cimicomorphan true bugs (Insecta: Hemiptera: Heteroptera)</text:p>
          </table:table-cell>
          <table:table-cell office:value-type="float" office:value="2008" table:style-name="ce3">
            <text:p>2008</text:p>
          </table:table-cell>
          <table:table-cell office:value-type="string" table:style-name="ce5">
            <text:p>MOLECULAR PHYLOGENETICS AND EVOLUTION</text:p>
          </table:table-cell>
          <table:table-cell office:value-type="string" table:style-name="ce3">
            <text:p>Tian, Ying; Zhu, Weibing; Li, Min; Xie, Qiang; Bu, Wenjun</text:p>
          </table:table-cell>
          <table:table-cell office:value-type="string" table:style-name="ce3">
            <text:p>Biochemistry &amp; Molecular Biology; Evolutionary Biology; Genetics &amp; Heredity</text:p>
          </table:table-cell>
          <table:table-cell office:value-type="float" office:value="1" table:style-name="ce3">
            <text:p>1</text:p>
          </table:table-cell>
          <table:table-cell office:value-type="string" table:style-name="ce8">
            <text:p>Note: Taxa, whose sequence accession number started with EF are sequence got from this research. Other sequence is direct submission to NCBI by Wheeler and Schuh. ‘‘No”, No sequence.</text:p>
          </table:table-cell>
          <table:table-cell office:value-type="float" office:value="3" table:style-name="ce9">
            <text:p>3</text:p>
          </table:table-cell>
          <table:table-cell office:value-type="string" table:style-name="ce4">
            <text:p>NCBI</text:p>
          </table:table-cell>
          <table:table-cell office:value-type="string" table:style-name="ce3">
            <text:p>NA</text:p>
          </table:table-cell>
          <table:table-cell table:number-columns-repeated="16373"/>
        </table:table-row>
        <table:table-row table:style-name="ro1">
          <table:table-cell office:value-type="string" table:style-name="ce5">
            <text:p>10.1046/j.1472-4642.2003.00024.x</text:p>
          </table:table-cell>
          <table:table-cell office:value-type="string" table:style-name="ce5">
            <text:p>Comparative phylogeography of salmonid fishes (Salmonidae) reveals late to post Pleistocene exchange between three now-disjunct river basins in Siberia</text:p>
          </table:table-cell>
          <table:table-cell office:value-type="float" office:value="2003" table:style-name="ce5">
            <text:p>2003</text:p>
          </table:table-cell>
          <table:table-cell office:value-type="string" table:style-name="ce5">
            <text:p>DIVERSITY AND DISTRIBUTIONS</text:p>
          </table:table-cell>
          <table:table-cell office:value-type="string" table:style-name="ce5">
            <text:p>Froufe, E; Alekseyev, S; Knizhin, I; Alexandrino, P; Weiss, S</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Only a single haplotype was found among the seven samples of Hucho taimen (GenBank accession numbers AY230447-AY230450) stemming from three distinct basins (Lena, Amur, Baikal/Enisei). In contrast, 10 haplotypes were found in B. lenok, with five unique haplotypes in each form (blunt- and sharp-snouted) (GenBank accession numbers AY230451-AY230472).</text:p>
          </table:table-cell>
          <table:table-cell office:value-type="float" office:value="3" table:style-name="ce6">
            <text:p>3</text:p>
          </table:table-cell>
          <table:table-cell office:value-type="string" table:style-name="ce6">
            <text:p>GenBank</text:p>
          </table:table-cell>
          <table:table-cell office:value-type="string" table:style-name="ce5">
            <text:p>No explicit data availability statement.<text:s/></text:p>
          </table:table-cell>
          <table:table-cell table:number-columns-repeated="16373"/>
        </table:table-row>
        <table:table-row table:style-name="ro1">
          <table:table-cell office:value-type="string" table:style-name="ce5">
            <text:p>10.1002/ece3.9754</text:p>
          </table:table-cell>
          <table:table-cell office:value-type="string" table:style-name="ce5">
            <text:p>In a niche-neutral continuum, a set of theoretical models in a metacommunity operates simultaneously in patchy habitats</text:p>
          </table:table-cell>
          <table:table-cell office:value-type="float" office:value="2023" table:style-name="ce5">
            <text:p>2023</text:p>
          </table:table-cell>
          <table:table-cell office:value-type="string" table:style-name="ce5">
            <text:p>ECOLOGY AND EVOLUTION</text:p>
          </table:table-cell>
          <table:table-cell office:value-type="string" table:style-name="ce5">
            <text:p>Yunoki, Takayuki</text:p>
          </table:table-cell>
          <table:table-cell office:value-type="string" table:style-name="ce5">
            <text:p>Environmental Sciences &amp; Ecology; Evolutionary Biology</text:p>
          </table:table-cell>
          <table:table-cell office:value-type="float" office:value="1" table:style-name="ce5">
            <text:p>1</text:p>
          </table:table-cell>
          <table:table-cell office:value-type="string" table:style-name="ce5">
            <text:p>Our field data were publicly available from the Bolivian Amazon lowland fish metacommunity data. Freshwater Metadata Journal 7: 1–6. https://doi.org/10.15504/fmj.2015.7.</text:p>
          </table:table-cell>
          <table:table-cell office:value-type="float" office:value="3" table:style-name="ce6">
            <text:p>3</text:p>
          </table:table-cell>
          <table:table-cell office:value-type="string" table:style-name="ce6">
            <text:p>GBIF</text:p>
          </table:table-cell>
          <table:table-cell office:value-type="string" table:style-name="ce12">
            <text:p>Freshwater Metadata Journal 7: 1–6. https://doi.org/10.15504/fmj.2015.7 has metadata on 'Bolivian Amazon lowland fish metacommunity data' dataset which is published and deposited by BioFresh on GBIF repository: https://www.gbif.org/dataset/58414378-4fb2-47e0-8dd5-8b55d5c77117</text:p>
          </table:table-cell>
          <table:table-cell table:number-columns-repeated="16373"/>
        </table:table-row>
        <table:table-row table:style-name="ro1">
          <table:table-cell office:value-type="string" table:style-name="ce3">
            <text:p>10.1080/23766808.2023.2261196</text:p>
          </table:table-cell>
          <table:table-cell office:value-type="string" table:style-name="ce3">
            <text:p>Vulnerability of elevation-restricted endemic birds of the Cordillera de Talamanca (Costa Rica and Panama) to climate change</text:p>
          </table:table-cell>
          <table:table-cell office:value-type="string" table:style-name="ce4">
            <text:p>2023</text:p>
          </table:table-cell>
          <table:table-cell office:value-type="string" table:style-name="ce3">
            <text:p>NEOTROPICAL BIODIVERSITY</text:p>
          </table:table-cell>
          <table:table-cell office:value-type="string" table:style-name="ce3">
            <text:p>Liu, Zhen; Sandoval, Luis; Sherman, Lauren B.; Wilson, Andrew M.</text:p>
          </table:table-cell>
          <table:table-cell office:value-type="string" table:style-name="ce3">
            <text:p>Biodiversity &amp; Conservation; Environmental Sciences &amp; Ecology</text:p>
          </table:table-cell>
          <table:table-cell office:value-type="float" office:value="1" table:style-name="ce3">
            <text:p>1</text:p>
          </table:table-cell>
          <table:table-cell office:value-type="string" table:style-name="ce11">
            <text:p>Output maps are available at: https://github.com/AndyWilsonGettysburgCollege/Birds-in-Talamancan-Mountains. eBird data are available at:<text:s/><text:span text:style-name="T2">https://ebird.org/science/use-ebird-data/download-ebird-data-products</text:span></text:p>
          </table:table-cell>
          <table:table-cell office:value-type="float" office:value="3" table:style-name="ce4">
            <text:p>3</text:p>
          </table:table-cell>
          <table:table-cell office:value-type="string" table:style-name="ce4">
            <text:p>GitHub; eBird</text:p>
          </table:table-cell>
          <table:table-cell office:value-type="string" table:style-name="ce3">
            <text:p>NA</text:p>
          </table:table-cell>
          <table:table-cell table:number-columns-repeated="16373"/>
        </table:table-row>
        <table:table-row table:style-name="ro1">
          <table:table-cell office:value-type="string" table:style-name="ce5">
            <text:p>10.1093/oxfordjournals.molbev.a026266</text:p>
          </table:table-cell>
          <table:table-cell office:value-type="string" table:style-name="ce5">
            <text:p>Multiple Lineages of the Non-LTR Retrotransposon Rex1 with Varying Success in Invading Fish Genomes</text:p>
          </table:table-cell>
          <table:table-cell office:value-type="float" office:value="2000" table:style-name="ce5">
            <text:p>2000</text:p>
          </table:table-cell>
          <table:table-cell office:value-type="string" table:style-name="ce5">
            <text:p>MOLECULAR BIOLOGY AND EVOLUTION</text:p>
          </table:table-cell>
          <table:table-cell office:value-type="string" table:style-name="ce5">
            <text:p>Volff, JN; Körting, C; Schartl, M</text:p>
          </table:table-cell>
          <table:table-cell office:value-type="string" table:style-name="ce5">
            <text:p>Biochemistry &amp; Molecular Biology; Evolutionary Biology; Genetics &amp; Heredity</text:p>
          </table:table-cell>
          <table:table-cell office:value-type="float" office:value="1" table:style-name="ce5">
            <text:p>1</text:p>
          </table:table-cell>
          <table:table-cell office:value-type="string" table:style-name="ce7">
            <text:p>Partial Rex1 sequences reported in this paper can be found in the EMBL database under accession numbers AJ288431–AJ288486. Rex1-XimJ sequence from the genomic cosmid bank has been deposited in GenBank under accession number AF155728. The sequence alignment used to generate Rex1 phylogeny can be found in the EMBL nucleotide sequence database under accession number DS42497. Fugu and Tetraodon consensus sequences are available on request.</text:p>
          </table:table-cell>
          <table:table-cell office:value-type="float" office:value="3" table:style-name="ce6">
            <text:p>3</text:p>
          </table:table-cell>
          <table:table-cell office:value-type="string" table:style-name="ce10">
            <text:p>EMBL Nucleotide Sequence Database; GenBank</text:p>
          </table:table-cell>
          <table:table-cell office:value-type="string" table:style-name="ce7">
            <text:p>European Molecular Biology Laboratory (EMBL) Nucleotide Sequence Database (http://www.ebi.ac.uk/embl/index.html); Some of the data are also available upon request.</text:p>
          </table:table-cell>
          <table:table-cell table:number-columns-repeated="16373"/>
        </table:table-row>
        <table:table-row table:style-name="ro1">
          <table:table-cell office:value-type="string" table:style-name="ce3">
            <text:p>10.1007/s10980-022-01426-8</text:p>
          </table:table-cell>
          <table:table-cell office:value-type="string" table:style-name="ce3">
            <text:p>Movement range corresponds to scale of effect for single scale models but not for individual variables within models</text:p>
          </table:table-cell>
          <table:table-cell office:value-type="string" table:style-name="ce4">
            <text:p>2022</text:p>
          </table:table-cell>
          <table:table-cell office:value-type="string" table:style-name="ce3">
            <text:p>LANDSCAPE ECOLOGY</text:p>
          </table:table-cell>
          <table:table-cell office:value-type="string" table:style-name="ce3">
            <text:p>Knight, Elly; Solymos, Peter; Brigham, Mark; Bayne, Erin</text:p>
          </table:table-cell>
          <table:table-cell office:value-type="string" table:style-name="ce3">
            <text:p>Environmental Sciences &amp; Ecology; Physical Geography; Geology</text:p>
          </table:table-cell>
          <table:table-cell office:value-type="float" office:value="1" table:style-name="ce3">
            <text:p>1</text:p>
          </table:table-cell>
          <table:table-cell office:value-type="string" table:style-name="ce3">
            <office:annotation draw:style-name="a0" svg:x="5.45in" svg:y="14.7083333333333in" svg:width="1.4in" svg:height="0.841666666666667in">
              <text:p>Comment:</text:p>
              <text:p><text:s text:c="4"/>Are housed</text:p>
            </office:annotation>
            <text:p>Processed species detection data is supplied as electronic supplementary material. Raw recordings are housed on WildTrax (https://www.wildtrax.ca/home).</text:p>
          </table:table-cell>
          <table:table-cell office:value-type="float" office:value="3" table:style-name="ce4">
            <text:p>3</text:p>
          </table:table-cell>
          <table:table-cell office:value-type="string" table:style-name="ce4">
            <text:p>WildTrax</text:p>
          </table:table-cell>
          <table:table-cell office:value-type="string" table:style-name="ce3">
            <text:p>or 4<text:s/></text:p>
          </table:table-cell>
          <table:table-cell table:number-columns-repeated="16373"/>
        </table:table-row>
        <table:table-row table:style-name="ro1">
          <table:table-cell office:value-type="string" table:style-name="ce5">
            <text:p>10.1111/ddi.13193</text:p>
          </table:table-cell>
          <table:table-cell office:value-type="string" table:style-name="ce5">
            <text:p>Homogeneous selection shapes free-living and particle-associated bacterial communities in subtropical coastal waters</text:p>
          </table:table-cell>
          <table:table-cell office:value-type="float" office:value="2021" table:style-name="ce5">
            <text:p>2021</text:p>
          </table:table-cell>
          <table:table-cell office:value-type="string" table:style-name="ce5">
            <text:p>DIVERSITY AND DISTRIBUTIONS</text:p>
          </table:table-cell>
          <table:table-cell office:value-type="string" table:style-name="ce5">
            <text:p>Wu, Wenxue; Xu, Zhimeng; Dai, Minhan; Gan, Jianping; Liu, Hongbin</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7">
            <text:p>Raw sequences have been deposited in the Sequence Read Archive (NCBI) under the accession number PRJNA634806.</text:p>
          </table:table-cell>
          <table:table-cell office:value-type="float" office:value="3" table:style-name="ce6">
            <text:p>3</text:p>
          </table:table-cell>
          <table:table-cell office:value-type="string" table:style-name="ce10">
            <text:p>NCBI Sequence Read Archive</text:p>
          </table:table-cell>
          <table:table-cell office:value-type="string" table:style-name="ce5">
            <text:p>NA</text:p>
          </table:table-cell>
          <table:table-cell table:number-columns-repeated="16373"/>
        </table:table-row>
        <table:table-row table:style-name="ro1">
          <table:table-cell office:value-type="string" table:style-name="ce3">
            <text:p>10.1111/mec.12452</text:p>
          </table:table-cell>
          <table:table-cell office:value-type="string" table:style-name="ce3">
            <text:p>Population genetic analyses provide insights on the introduction pathway and spread patterns of the North American forest pathogen Heterobasidion irregulare in Italy</text:p>
          </table:table-cell>
          <table:table-cell office:value-type="float" office:value="2013" table:style-name="ce3">
            <text:p>2013</text:p>
          </table:table-cell>
          <table:table-cell office:value-type="string" table:style-name="ce3">
            <text:p>Molecular Ecology</text:p>
          </table:table-cell>
          <table:table-cell office:value-type="string" table:style-name="ce3">
            <text:p>M. GARBELOTTO, F. GUGLIELMO, S. MASCHERETTI, P. J. P. CROUCHER, P. GONTH IER</text:p>
          </table:table-cell>
          <table:table-cell office:value-type="string" table:style-name="ce3">
            <text:p>Biochemistry &amp; Molecular Biology; Environmental Sciences &amp; Ecology; Evolutionary Biology</text:p>
          </table:table-cell>
          <table:table-cell office:value-type="float" office:value="1" table:style-name="ce3">
            <text:p>1</text:p>
          </table:table-cell>
          <table:table-cell office:value-type="string" table:style-name="ce3">
            <text:p>Sample locations and microsatellite data: Table S2 (Supporting information) and DRYAD digital repository entry–doi: 10.5061/dryad.m9d40. DNA sequences: GenBank Accession nos JX982607–JX982621. Detailed information related to GenBank accession numbers is provided in Table 1 and in Table S1 (Supporting information). R script is provided in Table S6 (Supporting information).</text:p>
          </table:table-cell>
          <table:table-cell office:value-type="float" office:value="3" table:style-name="ce4">
            <text:p>3</text:p>
          </table:table-cell>
          <table:table-cell office:value-type="string" table:style-name="ce4">
            <text:p>Dryad; GenBank</text:p>
          </table:table-cell>
          <table:table-cell office:value-type="string" table:style-name="ce3">
            <text:p>also data provided in supplementary</text:p>
          </table:table-cell>
          <table:table-cell table:number-columns-repeated="16373"/>
        </table:table-row>
        <table:table-row table:style-name="ro1">
          <table:table-cell office:value-type="string" table:style-name="ce3">
            <text:p>10.12705/633.8</text:p>
          </table:table-cell>
          <table:table-cell office:value-type="string" table:style-name="ce3">
            <text:p>Phylogenetic relationships in &lt;i&gt;Helichrysum&lt;/i&gt; (Compositae: Gnaphalieae) and related genera: Incongruence between nuclear and plastid phylogenies, biogeographic and morphological patterns, and implications for generic delimitation</text:p>
          </table:table-cell>
          <table:table-cell office:value-type="string" table:style-name="ce4">
            <text:p>2014</text:p>
          </table:table-cell>
          <table:table-cell office:value-type="string" table:style-name="ce5">
            <text:p>TAXON</text:p>
          </table:table-cell>
          <table:table-cell office:value-type="string" table:style-name="ce5">
            <text:p>Galbany-Casals, Merce; Unwin, Matthew; Garcia-Jacas, Nuria; Smissen, Rob D.; Susanna, Alfonso; Bayer, Randall J.</text:p>
          </table:table-cell>
          <table:table-cell office:value-type="string" table:style-name="ce3">
            <text:p>Plant Sciences; Evolutionary Biology</text:p>
          </table:table-cell>
          <table:table-cell office:value-type="float" office:value="1" table:style-name="ce3">
            <text:p>1</text:p>
          </table:table-cell>
          <table:table-cell office:value-type="string" table:style-name="ce8">
            <text:p>Sequences used in this work include both new sequences and previously published sequences. Voucher details for all samples are shown in Appendix S1 (Electr. Suppl.) along with European Nucleotide Archive accession numbers.; Data matrices are available on request from the corresponding author.</text:p>
          </table:table-cell>
          <table:table-cell office:value-type="float" office:value="3" table:style-name="ce4">
            <text:p>3</text:p>
          </table:table-cell>
          <table:table-cell office:value-type="string" table:style-name="ce6">
            <text:p>European Nucleotide Archive</text:p>
          </table:table-cell>
          <table:table-cell office:value-type="string" table:style-name="ce3">
            <text:p>And 2 = On request</text:p>
          </table:table-cell>
          <table:table-cell table:number-columns-repeated="16373"/>
        </table:table-row>
        <table:table-row table:style-name="ro1">
          <table:table-cell office:value-type="string" table:style-name="ce5">
            <text:p>10.1098/rspb.2008.1264</text:p>
          </table:table-cell>
          <table:table-cell office:value-type="string" table:style-name="ce5">
            <text:p>DNA barcoding insect-host plant associations</text:p>
          </table:table-cell>
          <table:table-cell office:value-type="float" office:value="2009" table:style-name="ce5">
            <text:p>2009</text:p>
          </table:table-cell>
          <table:table-cell office:value-type="string" table:style-name="ce5">
            <text:p>PROCEEDINGS OF THE ROYAL SOCIETY B-BIOLOGICAL SCIENCES</text:p>
          </table:table-cell>
          <table:table-cell office:value-type="string" table:style-name="ce5">
            <text:p>Jurado-Rivera, Jose A.; Vogler, Alfried P.; Reid, Chris A. M.; Petitpierre, Eduard; Gomez-Zurita, Jesus</text:p>
          </table:table-cell>
          <table:table-cell office:value-type="string" table:style-name="ce5">
            <text:p>Life Sciences &amp; Biomedicine - Other Topics; Environmental Sciences &amp; Ecology; Evolutionary Biology</text:p>
          </table:table-cell>
          <table:table-cell office:value-type="float" office:value="1" table:style-name="ce5">
            <text:p>1</text:p>
          </table:table-cell>
          <table:table-cell office:value-type="string" table:style-name="ce5">
            <text:p>Sequences were edited and contigs were assembled using BIOEDIT v. 7 (Hall 1999). trnL sequences have been deposited at the EBI under accession numbers FM160425–FM160505, and beetle</text:p>
            <text:p>sequences under FM209215–FM209246 (cox1) and FM209248-FM209279 (EF1a).</text:p>
          </table:table-cell>
          <table:table-cell office:value-type="float" office:value="3" table:style-name="ce6">
            <text:p>3</text:p>
          </table:table-cell>
          <table:table-cell office:value-type="string" table:style-name="ce6">
            <text:p>EBI</text:p>
          </table:table-cell>
          <table:table-cell office:value-type="string" table:style-name="ce5">
            <text:p>NA</text:p>
          </table:table-cell>
          <table:table-cell table:number-columns-repeated="16373"/>
        </table:table-row>
        <table:table-row table:style-name="ro1">
          <table:table-cell office:value-type="string" table:style-name="ce3">
            <text:p>10.1002/ece3.4063</text:p>
          </table:table-cell>
          <table:table-cell office:value-type="string" table:style-name="ce3">
            <text:p>Low genetic diversity contrasts with high phenotypic variability in heptaploid Spartina densiflora populations invading the Pacific coast of North America</text:p>
          </table:table-cell>
          <table:table-cell office:value-type="float" office:value="2018" table:style-name="ce3">
            <text:p>2018</text:p>
          </table:table-cell>
          <table:table-cell office:value-type="string" table:style-name="ce3">
            <text:p>ECOLOGY AND EVOLUTION</text:p>
          </table:table-cell>
          <table:table-cell office:value-type="string" table:style-name="ce3">
            <text:p>Castillo, Jesus M.; Gallego-Tevar, Blanca; Figueroa, Enrique; Grewell, Brenda J.; Vallet, Dominique; Rousseau, Helene; Keller, Jean; Lima, Oscar; Dreano, Stephane; Salmon, Armel; Ainouche, Malika</text:p>
          </table:table-cell>
          <table:table-cell office:value-type="string" table:style-name="ce3">
            <text:p>Environmental Sciences &amp; Ecology; Evolutionary Biology</text:p>
          </table:table-cell>
          <table:table-cell office:value-type="float" office:value="1" table:style-name="ce3">
            <text:p>1</text:p>
          </table:table-cell>
          <table:table-cell office:value-type="string" table:style-name="ce8">
            <text:p>The chloroplast DNA sequences analyzed for the trnT-L (GenBank accessions MG869717 to MG869721) and trnL-F (GB accessions MG869712 to MG869716)</text:p>
          </table:table-cell>
          <table:table-cell office:value-type="float" office:value="3" table:style-name="ce4">
            <text:p>3</text:p>
          </table:table-cell>
          <table:table-cell office:value-type="string" table:style-name="ce4">
            <text:p>GenBank</text:p>
          </table:table-cell>
          <table:table-cell office:value-type="string" table:style-name="ce3">
            <text:p>NA</text:p>
          </table:table-cell>
          <table:table-cell table:number-columns-repeated="16373"/>
        </table:table-row>
        <table:table-row table:style-name="ro1">
          <table:table-cell office:value-type="string" table:style-name="ce5">
            <text:p>10.1111/gcb.15749</text:p>
          </table:table-cell>
          <table:table-cell office:value-type="string" table:style-name="ce5">
            <text:p>Simplification, not "tropicalization", of temperate marine ecosystems under ocean warming and acidification</text:p>
          </table:table-cell>
          <table:table-cell office:value-type="float" office:value="2021" table:style-name="ce5">
            <text:p>2021</text:p>
          </table:table-cell>
          <table:table-cell office:value-type="string" table:style-name="ce5">
            <text:p>GLOBAL CHANGE BIOLOGY</text:p>
          </table:table-cell>
          <table:table-cell office:value-type="string" table:style-name="ce5">
            <text:p>Agostini, Sylvain; Harvey, Ben P.; Milazzo, Marco; Wada, Shigeki; Kon, Koetsu; Floc'h, Nicolas; Komatsu, Kosei; Kuroyama, Mayumi; Hall-Spencer, Jason M.</text:p>
          </table:table-cell>
          <table:table-cell office:value-type="string" table:style-name="ce5">
            <text:p>Biodiversity &amp; Conservation; Environmental Sciences &amp; Ecology</text:p>
          </table:table-cell>
          <table:table-cell office:value-type="float" office:value="1" table:style-name="ce5">
            <text:p>1</text:p>
          </table:table-cell>
          <table:table-cell office:value-type="string" table:style-name="ce5">
            <text:p>The code and raw data are available at https://urldefense.com/v3/__https://gitlab.com/agoremix/tropicalization-under-ocean-warming-and-acidification.git__;!!N11eV2iwtfs!6catvxP9YTonm6m-qwsRA M07WPHV7g8x_bSV-8HAyFspteVRmwnFeUlmDek$ and the data</text:p>
            <text:p>is deposited on the Pangaea environmental data repository.</text:p>
          </table:table-cell>
          <table:table-cell office:value-type="float" office:value="3" table:style-name="ce6">
            <text:p>3</text:p>
          </table:table-cell>
          <table:table-cell office:value-type="string" table:style-name="ce6">
            <text:p>GitLab; Pangaea environmental data repository</text:p>
          </table:table-cell>
          <table:table-cell office:value-type="string" table:style-name="ce5">
            <text:p>NA</text:p>
          </table:table-cell>
          <table:table-cell table:number-columns-repeated="16373"/>
        </table:table-row>
        <table:table-row table:style-name="ro1">
          <table:table-cell office:value-type="string" table:style-name="ce3">
            <text:p>10.1086/600082</text:p>
          </table:table-cell>
          <table:table-cell office:value-type="string" table:style-name="ce3">
            <text:p>A Statistical Approach for Distinguishing Hybridization and Incomplete Lineage Sorting</text:p>
          </table:table-cell>
          <table:table-cell office:value-type="float" office:value="2009" table:style-name="ce3">
            <text:p>2009</text:p>
          </table:table-cell>
          <table:table-cell office:value-type="string" table:style-name="ce3">
            <text:p>AMERICAN NATURALIST</text:p>
          </table:table-cell>
          <table:table-cell office:value-type="string" table:style-name="ce3">
            <text:p>Joly, Simon; McLenachan, Patricia A.; Lockhart, Peter J.</text:p>
          </table:table-cell>
          <table:table-cell office:value-type="string" table:style-name="ce3">
            <text:p>Environmental Sciences &amp; Ecology; Evolutionary Biology</text:p>
          </table:table-cell>
          <table:table-cell office:value-type="float" office:value="1" table:style-name="ce3">
            <text:p>1</text:p>
          </table:table-cell>
          <table:table-cell office:value-type="string" table:style-name="ce8">
            <text:p>The five chloroplast regions constituting the concatenated data set (trnC-trnD, trnL-trnF, psbA-trnH, trnD-trnT,rpL16) were amplified using primers listed in table A1 and sequenced using standard procedures (Lockhart et al. 2001; GenBank accession numbers FJ744168–FJ744237). The JSA and ITS data sets (GenBank accession numbers FJ711776–FJ712023) that were used to estimate the species tree and its population sizes and divergence times are subsets of a larger data set in which all New Zealand alpine Ranunculus species were included; All three data sets (TreeBase accession number S2284) were tested for the presence of recombination using the F statistic.</text:p>
          </table:table-cell>
          <table:table-cell office:value-type="float" office:value="3" table:style-name="ce9">
            <text:p>3</text:p>
          </table:table-cell>
          <table:table-cell office:value-type="string" table:style-name="ce4">
            <text:p>GenBank</text:p>
          </table:table-cell>
          <table:table-cell office:value-type="string" table:style-name="ce3">
            <text:p>NA</text:p>
          </table:table-cell>
          <table:table-cell table:number-columns-repeated="16373"/>
        </table:table-row>
        <table:table-row table:style-name="ro1">
          <table:table-cell office:value-type="string" table:style-name="ce5">
            <text:p>10.1007/s00606-007-0516-3</text:p>
          </table:table-cell>
          <table:table-cell office:value-type="string" table:style-name="ce5">
            <text:p>A phylogenetic study of Echidnopsis Hook. f. (Apocynaceae-Asclepiadoideae) - taxonomic implications and the colonization of the Socotran archipelago</text:p>
          </table:table-cell>
          <table:table-cell office:value-type="float" office:value="2007" table:style-name="ce5">
            <text:p>2007</text:p>
          </table:table-cell>
          <table:table-cell office:value-type="string" table:style-name="ce5">
            <text:p>PLANT SYSTEMATICS AND EVOLUTION</text:p>
          </table:table-cell>
          <table:table-cell office:value-type="string" table:style-name="ce5">
            <text:p>M. Thiv, U. Meve</text:p>
          </table:table-cell>
          <table:table-cell office:value-type="string" table:style-name="ce5">
            <text:p>Plant Sciences; Evolutionary Biology</text:p>
          </table:table-cell>
          <table:table-cell office:value-type="float" office:value="1" table:style-name="ce5">
            <text:p>1</text:p>
          </table:table-cell>
          <table:table-cell office:value-type="string" table:style-name="ce7">
            <text:p>The material used in this study, including voucher specimen, author name, donor or collector of material, area of distribution and EMBL number is summarized in Table 2.</text:p>
          </table:table-cell>
          <table:table-cell office:value-type="float" office:value="3" table:style-name="ce6">
            <text:p>3</text:p>
          </table:table-cell>
          <table:table-cell office:value-type="string" table:style-name="ce10">
            <text:p>EMBL Nucleotide Sequence Database</text:p>
          </table:table-cell>
          <table:table-cell office:value-type="string" table:style-name="ce7">
            <text:p>EMBL Nucleotide Sequence Database (EMBL-Bank)</text:p>
          </table:table-cell>
          <table:table-cell table:number-columns-repeated="16373"/>
        </table:table-row>
        <table:table-row table:style-name="ro1">
          <table:table-cell office:value-type="string" table:style-name="ce3">
            <text:p>10.1098/rspb.2013.2952</text:p>
          </table:table-cell>
          <table:table-cell office:value-type="string" table:style-name="ce3">
            <text:p>Occam's Razor in sensorimotor learning</text:p>
          </table:table-cell>
          <table:table-cell office:value-type="string" table:style-name="ce4">
            <text:p>2014</text:p>
          </table:table-cell>
          <table:table-cell office:value-type="string" table:style-name="ce3">
            <text:p>PROCEEDINGS OF THE ROYAL SOCIETY B-BIOLOGICAL SCIENCES</text:p>
          </table:table-cell>
          <table:table-cell office:value-type="string" table:style-name="ce3">
            <text:p>Genewein, Tim; Braun, Daniel A.</text:p>
          </table:table-cell>
          <table:table-cell office:value-type="string" table:style-name="ce3">
            <text:p>Life Sciences &amp; Biomedicine - Other Topics; Environmental Sciences &amp; Ecology; Evolutionary Biology</text:p>
          </table:table-cell>
          <table:table-cell office:value-type="float" office:value="1" table:style-name="ce3">
            <text:p>1</text:p>
          </table:table-cell>
          <table:table-cell office:value-type="string" table:style-name="ce3">
            <text:p>The primary data for the study are publicly available at Dryad doi:10.5061/dryad.94jt2.</text:p>
          </table:table-cell>
          <table:table-cell office:value-type="float" office:value="3" table:style-name="ce4">
            <text:p>3</text:p>
          </table:table-cell>
          <table:table-cell office:value-type="string" table:style-name="ce4">
            <text:p>Dryad</text:p>
          </table:table-cell>
          <table:table-cell office:value-type="string" table:style-name="ce3">
            <text:p>NA</text:p>
          </table:table-cell>
          <table:table-cell table:number-columns-repeated="16373"/>
        </table:table-row>
        <table:table-row table:style-name="ro1">
          <table:table-cell office:value-type="string" table:style-name="ce5">
            <text:p>10.1016/j.polar.2018.09.004</text:p>
          </table:table-cell>
          <table:table-cell office:value-type="string" table:style-name="ce5">
            <text:p>Taxonomic, functional, and phylogenetic diversity of fungi along primary successional and elevational gradients near Mount Robson, British Columbia</text:p>
          </table:table-cell>
          <table:table-cell office:value-type="string" table:style-name="ce6">
            <text:p>2019</text:p>
          </table:table-cell>
          <table:table-cell office:value-type="string" table:style-name="ce5">
            <text:p>POLAR SCIENCE</text:p>
          </table:table-cell>
          <table:table-cell office:value-type="string" table:style-name="ce5">
            <text:p>Matsuoka, Shunsuke; Ogisu, Yuhei; Sakoh, Sayaka; Hobara, Satoru; Osono, Takashi</text:p>
          </table:table-cell>
          <table:table-cell office:value-type="string" table:style-name="ce5">
            <text:p>Environmental Sciences &amp; Ecology; Geology</text:p>
          </table:table-cell>
          <table:table-cell office:value-type="float" office:value="1" table:style-name="ce5">
            <text:p>1</text:p>
          </table:table-cell>
          <table:table-cell office:value-type="string" table:style-name="ce5">
            <text:p>The resulting 113,593 reads (110–4156 reads per sample, 1147 ± 806, mean ± SD, n = 99) were deposited in the Sequence Read Archive of DNA Data Bank of Japan (accession number: DRA006519).</text:p>
          </table:table-cell>
          <table:table-cell office:value-type="float" office:value="3" table:style-name="ce6">
            <text:p>3</text:p>
          </table:table-cell>
          <table:table-cell office:value-type="string" table:style-name="ce6">
            <text:p>DNA Data Bank of Japan</text:p>
          </table:table-cell>
          <table:table-cell office:value-type="string" table:style-name="ce12">
            <text:p>Supplementary data to this article can be found online at<text:s/><text:span text:style-name="T2">https://doi.org/10.1016/j.polar.2018.09.004.</text:span></text:p>
          </table:table-cell>
          <table:table-cell table:number-columns-repeated="16373"/>
        </table:table-row>
        <table:table-row table:style-name="ro1">
          <table:table-cell office:value-type="string" table:style-name="ce3">
            <text:p>10.1111/evo.12134</text:p>
          </table:table-cell>
          <table:table-cell office:value-type="string" table:style-name="ce3">
            <text:p>Examining the full effects of landscape heterogeneity on spatial genetic variation: a</text:p>
            <text:p>multiple matrix regression approach for quantifying geographic and ecological isolation</text:p>
          </table:table-cell>
          <table:table-cell office:value-type="float" office:value="2013" table:style-name="ce3">
            <text:p>2013</text:p>
          </table:table-cell>
          <table:table-cell office:value-type="string" table:style-name="ce3">
            <text:p>Evolution</text:p>
          </table:table-cell>
          <table:table-cell office:value-type="string" table:style-name="ce3">
            <text:p>Ian J. Wang</text:p>
          </table:table-cell>
          <table:table-cell office:value-type="string" table:style-name="ce3">
            <text:p>Environmental Sciences &amp; Ecology; Evolutionary Biology; Genetics &amp; Heredity</text:p>
          </table:table-cell>
          <table:table-cell office:value-type="float" office:value="1" table:style-name="ce3">
            <text:p>1</text:p>
          </table:table-cell>
          <table:table-cell office:value-type="string" table:style-name="ce3">
            <text:p>To examine whether multiple matrix regression analysis could measure IBD and IBE in natural systems, I used it to analyze a set of previously published, real world datasets (Robertsonet al. 2009; Wang and Summers 2010; Wang 2012); I first acquired GIS data layers for 23 environmental variables, including 19 bioclimatic variables with 1-km resolution from the WorldClim database (bio1–19; http://www.bioclim.org) and four vegetation variables from the MODIS landcover database with 250-m resolution (LAI, leaf area index; NDVI, normalized difference vegetation index; tree density; and herbaceous density; http://modis.gsfc.nasa.gov/)</text:p>
          </table:table-cell>
          <table:table-cell office:value-type="float" office:value="3" table:style-name="ce4">
            <text:p>3</text:p>
          </table:table-cell>
          <table:table-cell office:value-type="string" table:style-name="ce4">
            <text:p>Dryad</text:p>
          </table:table-cell>
          <table:table-cell office:value-type="string" table:style-name="ce3">
            <text:p>NA</text:p>
          </table:table-cell>
          <table:table-cell table:number-columns-repeated="16373"/>
        </table:table-row>
        <table:table-row table:style-name="ro1">
          <table:table-cell office:value-type="string" table:style-name="ce5">
            <text:p>10.1007/s00239-013-9552-5</text:p>
          </table:table-cell>
          <table:table-cell office:value-type="string" table:style-name="ce5">
            <text:p>Molecular Phylogeny and Evolution of the Proteins Encoded by Coleoid (Cuttlefish, Octopus, and Squid) Posterior Venom Glands</text:p>
          </table:table-cell>
          <table:table-cell office:value-type="string" table:style-name="ce6">
            <text:p>2013</text:p>
          </table:table-cell>
          <table:table-cell office:value-type="string" table:style-name="ce5">
            <text:p>JOURNAL OF MOLECULAR EVOLUTION</text:p>
          </table:table-cell>
          <table:table-cell office:value-type="string" table:style-name="ce5">
            <text:p>Ruder, Tim; Sunagar, Kartik; Undheim, Eivind A. B.; Ali, Syed A.; Wai, Tak-Cheung; Low, Dolyce H. W.; Jackson, Timothy N. W.; King, Glenn F.; Antunes, Agostinho; Fry, Bryan G.</text:p>
          </table:table-cell>
          <table:table-cell office:value-type="string" table:style-name="ce5">
            <text:p>Biochemistry &amp; Molecular Biology; Evolutionary Biology; Genetics &amp; Heredity</text:p>
          </table:table-cell>
          <table:table-cell office:value-type="float" office:value="1" table:style-name="ce5">
            <text:p>1</text:p>
          </table:table-cell>
          <table:table-cell office:value-type="string" table:style-name="ce5">
            <text:p>To minimize confusion, all sequences obtained in this study are referred by their Genbank accession numbers (http://www.ncbi.nlm.nih.gov/sites/entrez?db=Nucleotide) and sequences from previous studies are labelled with their UniProtKB accession numbers (http://www.expasy.org/cgi-bin/sprot-search-ful).; Sequences are available from Genbank with the Bioproject and Biosample retrieval numbers of: A. aculeatus PRJNA 188569 SAMN01911391, A. polymorpha PRJNA188570SAMN01911392, H. maculosa PRJNA188571 SAMN01911430, L. noctiluca PRJNA188572 SAMN01911444, O. cyanea PRJNA188574 SAMN01911445, O. kaurna PRJNA188658 SAMN01911449, P. turqueti PRJNA188575 SAMN01911446, S. latimanus PRJNA188659 SAMN01911447, S. pharaonis PRJNA188577 SAMN01911448 and S. australis PRJNA188576 SAMN01911450.</text:p>
          </table:table-cell>
          <table:table-cell office:value-type="float" office:value="3" table:style-name="ce6">
            <text:p>3</text:p>
          </table:table-cell>
          <table:table-cell office:value-type="string" table:style-name="ce6">
            <text:p>GenBank</text:p>
          </table:table-cell>
          <table:table-cell office:value-type="string" table:style-name="ce5">
            <text:p>NA</text:p>
          </table:table-cell>
          <table:table-cell table:number-columns-repeated="16373"/>
        </table:table-row>
        <table:table-row table:style-name="ro1">
          <table:table-cell office:value-type="string" table:style-name="ce3">
            <text:p>10.1038/s41437-022-00522-4</text:p>
          </table:table-cell>
          <table:table-cell office:value-type="string" table:style-name="ce3">
            <text:p>Contrasting genetic trajectories of endangered and expanding red fox populations in the western U.S</text:p>
          </table:table-cell>
          <table:table-cell office:value-type="float" office:value="2022" table:style-name="ce3">
            <text:p>2022</text:p>
          </table:table-cell>
          <table:table-cell office:value-type="string" table:style-name="ce3">
            <text:p>HEREDITY</text:p>
          </table:table-cell>
          <table:table-cell office:value-type="string" table:style-name="ce3">
            <text:p>Quinn, Cate B.; Preckler-Quisquater, Sophie; Akins, Jocelyn R.; Cross, Patrick R.; Alden, Preston B.; Vanderzwan, Stevi L.; Stephenson, John A.; Figura, Pete J.; Green, Gregory A.; Hiller, Tim L.; Sacks, Benjamin N.</text:p>
          </table:table-cell>
          <table:table-cell office:value-type="string" table:style-name="ce3">
            <text:p>Environmental Sciences &amp; Ecology; Evolutionary Biology; Genetics &amp; Heredity</text:p>
          </table:table-cell>
          <table:table-cell office:value-type="float" office:value="1" table:style-name="ce3">
            <text:p>1</text:p>
          </table:table-cell>
          <table:table-cell office:value-type="string" table:style-name="ce3">
            <text:p>We have deposited the primary data underlying these analyses as follows: Autosomal microsatellite genotypes, Y-microsatellite genotypes, Y-SNP genotypes: Dryad (https://doi.org/10.25338/B87P8K). Novel mitochondrial sequences: GenBank (OM810161–OM810162). Locations, Y-SNP identifiers, Y-microsatellite genotype identifiers, mitochondrial haplotype identifiers for samples in study area and reference samples: Supplementary Material Tables S1, S2.</text:p>
          </table:table-cell>
          <table:table-cell office:value-type="float" office:value="3" table:style-name="ce4">
            <text:p>3</text:p>
          </table:table-cell>
          <table:table-cell office:value-type="string" table:style-name="ce6">
            <text:p>Dryad; GenBank</text:p>
          </table:table-cell>
          <table:table-cell office:value-type="string" table:style-name="ce3">
            <text:p>Also 4 = supplementary information.</text:p>
          </table:table-cell>
          <table:table-cell table:number-columns-repeated="16373"/>
        </table:table-row>
        <table:table-row table:style-name="ro1">
          <table:table-cell office:value-type="string" table:style-name="ce3">
            <text:p>10.1007/s00606-011-0547-7</text:p>
          </table:table-cell>
          <table:table-cell office:value-type="string" table:style-name="ce3">
            <text:p>Phylogenetic assessment and biogeographic analyses of tribe &lt;i&gt;Peracarpeae&lt;/i&gt; (Campanulaceae)</text:p>
          </table:table-cell>
          <table:table-cell office:value-type="string" table:style-name="ce4">
            <text:p>2012</text:p>
          </table:table-cell>
          <table:table-cell office:value-type="string" table:style-name="ce3">
            <text:p>PLANT SYSTEMATICS AND EVOLUTION</text:p>
          </table:table-cell>
          <table:table-cell office:value-type="string" table:style-name="ce3">
            <text:p>Zhou, Zhuo; Wen, Jun; Li, Guodong; Sun, Hang</text:p>
          </table:table-cell>
          <table:table-cell office:value-type="string" table:style-name="ce3">
            <text:p>Plant Sciences; Evolutionary Biology</text:p>
          </table:table-cell>
          <table:table-cell office:value-type="float" office:value="1" table:style-name="ce3">
            <text:p>1</text:p>
          </table:table-cell>
          <table:table-cell office:value-type="string" table:style-name="ce8">
            <text:p>We sampled all four species of the three genera in Peracarpeae. Representative species of Adenophora, Codonopsis, Cyananthus Wall ex. Benth. and Leptocodon Lem. were also sequenced (Table 3 of ‘‘Appendix’’).; Table 3 New sequences for samples of Peracarpeae and other taxa of Campanulaceae used in the study with voucher information and GenBank accession numbers</text:p>
          </table:table-cell>
          <table:table-cell office:value-type="float" office:value="3" table:style-name="ce4">
            <text:p>3</text:p>
          </table:table-cell>
          <table:table-cell office:value-type="string" table:style-name="ce4">
            <text:p>GenBank</text:p>
          </table:table-cell>
          <table:table-cell office:value-type="string" table:style-name="ce3">
            <text:p>NA</text:p>
          </table:table-cell>
          <table:table-cell table:number-columns-repeated="16373"/>
        </table:table-row>
        <table:table-row table:style-name="ro1">
          <table:table-cell office:value-type="string" table:style-name="ce5">
            <text:p>10.1111/1365-2435.12253</text:p>
          </table:table-cell>
          <table:table-cell office:value-type="string" table:style-name="ce5">
            <text:p>Changing leaf nitrogen and canopy height quantify processes leading to plant and butterfly diversity loss in agricultural landscapes</text:p>
          </table:table-cell>
          <table:table-cell office:value-type="float" office:value="2014" table:style-name="ce5">
            <text:p>2014</text:p>
          </table:table-cell>
          <table:table-cell office:value-type="string" table:style-name="ce5">
            <text:p>Functional Ecology</text:p>
          </table:table-cell>
          <table:table-cell office:value-type="string" table:style-name="ce5">
            <text:p>Hodgson, John G.; Tallowin, Jerry; Dennis, Roger L. H.; Thompson, Ken; Poschlod, Peter; Dhanoa, Mewa S.; Charles, Mike; Jones, Glynis; Wilson, Peter; Band, Stuart R.; Bogaard, Amy; Palmer, Carol; Carter, Gaylynne; Hynd, Alison</text:p>
          </table:table-cell>
          <table:table-cell office:value-type="string" table:style-name="ce5">
            <text:p>Environmental Sciences &amp; Ecology</text:p>
          </table:table-cell>
          <table:table-cell office:value-type="float" office:value="1" table:style-name="ce5">
            <office:annotation draw:style-name="a1" svg:x="4.78333333333333in" svg:y="17.7083333333333in" svg:width="1.4in" svg:height="0.841666666666667in">
              <text:p>Comment:</text:p>
              <text:p><text:s text:c="4"/>Should capture: The only ‘private’ data, our leaf measurements, are freely available, as they are now incorporated within the TRY data base (Kattge et al. 2011).</text:p>
            </office:annotation>
            <text:p>1</text:p>
          </table:table-cell>
          <table:table-cell office:value-type="string" table:style-name="ce5">
            <office:annotation draw:style-name="a2" svg:x="5.45in" svg:y="17.7083333333333in" svg:width="1.4in" svg:height="0.841666666666667in">
              <text:p>Comment:</text:p>
              <text:p><text:s text:c="4"/>Not detected</text:p>
            </office:annotation>
            <text:p>We use three sources of data that for many countries are already in the public domain: governmental agricultural statistics, which provide a quantitative assessment of farming intensity in the ‘working landscape’, data on threat status and species distribution for plants and butterflies from conservation agencies and similar bodies and functional traits of plant species abstracted from published data bases. It would not have been possible without access to data holdings of the Botanical Society of the British Isles (Preston, Pearman &amp; Dines 2002a) and the UK Department for Environment, Food and Rural Affairs (DEFRA 2006), both in the public domain. Distributional data on butterflies came from the Butterflies for the New Millennium recording scheme (Asher et al. 2001), courtesy of Butterfly Conservation, and were provided in electronic form by Richard Fox (Butterfly Conservation). The only ‘private’ data, our leaf measurements, are freely available, as they are now incorporated within the TRY data base (Kattge et al. 2011).</text:p>
          </table:table-cell>
          <table:table-cell office:value-type="float" office:value="3" table:style-name="ce6">
            <text:p>3</text:p>
          </table:table-cell>
          <table:table-cell office:value-type="string" table:style-name="ce6">
            <text:p>TRY data base</text:p>
          </table:table-cell>
          <table:table-cell office:value-type="string" table:style-name="ce5">
            <text:p>Authors make statement about data availability but it is unclear and no link is provided. However there is mention of TRY database but I don't know how to check cause I can't find any accession number.<text:s/></text:p>
          </table:table-cell>
          <table:table-cell table:number-columns-repeated="16373"/>
        </table:table-row>
        <table:table-row table:style-name="ro1">
          <table:table-cell office:value-type="string" table:style-name="ce3">
            <text:p>10.1016/j.baae.2015.04.011</text:p>
          </table:table-cell>
          <table:table-cell office:value-type="string" table:style-name="ce3">
            <text:p>Is climate warming advantageous for plants with untoothed leaves?</text:p>
          </table:table-cell>
          <table:table-cell office:value-type="string" table:style-name="ce4">
            <text:p>2015</text:p>
          </table:table-cell>
          <table:table-cell office:value-type="string" table:style-name="ce3">
            <text:p>BASIC AND APPLIED ECOLOGY</text:p>
          </table:table-cell>
          <table:table-cell office:value-type="string" table:style-name="ce3">
            <text:p>Iszkulo, Grzegorz; Myslicka, Katarzyna</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13">
            <text:p>A total of 1018 (ofthe 1781 accepted – see Appendix A) species were common in both countries (57%).; Appendix A. Supplementary data</text:p>
            <text:p>Supplementary data associated with this article can be found, in the online version, at http://dx.doi.org/10.1016/j.baae.2015.04.011.</text:p>
          </table:table-cell>
          <table:table-cell office:value-type="float" office:value="4" table:style-name="ce4">
            <text:p>4</text:p>
          </table:table-cell>
          <table:table-cell office:value-type="float" office:value="99" table:style-name="ce4">
            <text:p>99</text:p>
          </table:table-cell>
          <table:table-cell office:value-type="string" table:style-name="ce3">
            <text:p>SI contains raw data</text:p>
          </table:table-cell>
          <table:table-cell table:number-columns-repeated="16373"/>
        </table:table-row>
        <table:table-row table:style-name="ro1">
          <table:table-cell office:value-type="string" table:style-name="ce5">
            <text:p>10.1007/s11252-012-0284-x</text:p>
          </table:table-cell>
          <table:table-cell office:value-type="string" table:style-name="ce5">
            <text:p>Urban aquatic ecosystems: Habitat loss and depletion of native macrophyte diversity during the 20th century in four Swiss cities</text:p>
          </table:table-cell>
          <table:table-cell office:value-type="string" table:style-name="ce6">
            <text:p>2013</text:p>
          </table:table-cell>
          <table:table-cell office:value-type="string" table:style-name="ce5">
            <text:p>URBAN ECOSYSTEMS</text:p>
          </table:table-cell>
          <table:table-cell office:value-type="string" table:style-name="ce5">
            <text:p>Kozlowski, Gregor; Bondallaz, Loraine</text:p>
          </table:table-cell>
          <table:table-cell office:value-type="string" table:style-name="ce5">
            <text:p>Biodiversity &amp; Conservation; Environmental Sciences &amp; Ecology; Urban Studies</text:p>
          </table:table-cell>
          <table:table-cell office:value-type="float" office:value="1" table:style-name="ce5">
            <text:p>1</text:p>
          </table:table-cell>
          <table:table-cell office:value-type="string" table:style-name="ce5">
            <text:p>Among the 3000 vascular plants occurring naturally in Switzerland (Aeschimann and Burdet 1994; Lauber and Wagner 2007), 104 native species are making part of the ecological group of aquatic macrophytes following the classification of the Swiss flora of Moser et al. (2002) (Appendix S1).; Our survey shows that 87 native aquatic plant species were found in all four of the investigated urban areas at the end of the 19th century and at the beginning of the 20th century (Fig. 3, Appendix S1).</text:p>
            <text:p/>
          </table:table-cell>
          <table:table-cell office:value-type="float" office:value="4" table:style-name="ce6">
            <text:p>4</text:p>
          </table:table-cell>
          <table:table-cell office:value-type="float" office:value="99" table:style-name="ce6">
            <text:p>99</text:p>
          </table:table-cell>
          <table:table-cell office:value-type="string" table:style-name="ce5">
            <text:p>Dataset in the SI<text:s/></text:p>
            <text:p>Appendix S1. List of aquatic plant species described in four studied Swiss towns (Zürich, Basel, Lausanne and Fribourg).<text:s/></text:p>
            <text:p>Online: Appendix S1</text:p>
            <text:p>List of all 104 aquatic plant species of Switzerland, with indications regarding their presence/absence in the four investigated Swiss cities. (PDF 118 kb)</text:p>
          </table:table-cell>
          <table:table-cell table:number-columns-repeated="16373"/>
        </table:table-row>
        <table:table-row table:style-name="ro1">
          <table:table-cell office:value-type="string" table:style-name="ce3">
            <text:p>10.1016/j.biocon.2013.05.008</text:p>
          </table:table-cell>
          <table:table-cell office:value-type="string" table:style-name="ce3">
            <text:p>Modeling harvest rates and numbers from age and sex ratios: A demonstration for elephant populations</text:p>
          </table:table-cell>
          <table:table-cell office:value-type="string" table:style-name="ce4">
            <text:p>2013</text:p>
          </table:table-cell>
          <table:table-cell office:value-type="string" table:style-name="ce3">
            <text:p>BIOLOGICAL CONSERVATION</text:p>
          </table:table-cell>
          <table:table-cell office:value-type="string" table:style-name="ce3">
            <text:p>Chelliah, Karpagam; Bukka, Harshvardhan; Sukumar, Raman</text:p>
          </table:table-cell>
          <table:table-cell office:value-type="string" table:style-name="ce3">
            <text:p>Biodiversity &amp; Conservation; Environmental Sciences &amp; Ecology</text:p>
          </table:table-cell>
          <table:table-cell office:value-type="float" office:value="1" table:style-name="ce3">
            <text:p>1</text:p>
          </table:table-cell>
          <table:table-cell office:value-type="string" table:style-name="ce3">
            <text:p>Available survivorship data (Table A.1 in Appendix A) for the Asian elephant (Sukumar, 1989; Sukumar et al., 1998) and for the African elephant (Moss, 2001; Amboseli Trust for Elephants, 2012) were used in the simulations.; Supplementary data associated with this article can be found, in the online version, at http://dx.doi.org/10.1016/j.biocon.2013.05.008.</text:p>
          </table:table-cell>
          <table:table-cell office:value-type="float" office:value="4" table:style-name="ce4">
            <text:p>4</text:p>
          </table:table-cell>
          <table:table-cell office:value-type="float" office:value="99" table:style-name="ce4">
            <text:p>99</text:p>
          </table:table-cell>
          <table:table-cell office:value-type="string" table:style-name="ce3">
            <text:p>Survivorship data in the SI</text:p>
          </table:table-cell>
          <table:table-cell table:number-columns-repeated="16373"/>
        </table:table-row>
        <table:table-row table:style-name="ro1">
          <table:table-cell office:value-type="string" table:style-name="ce5">
            <text:p>10.1007/s11252-014-0419-3</text:p>
          </table:table-cell>
          <table:table-cell office:value-type="string" table:style-name="ce5">
            <text:p>The influence of personal belief, agency mission and city size on open space decision making processes in three southwestern cities</text:p>
          </table:table-cell>
          <table:table-cell office:value-type="float" office:value="2015" table:style-name="ce5">
            <text:p>2015</text:p>
          </table:table-cell>
          <table:table-cell office:value-type="string" table:style-name="ce5">
            <text:p>Urban Ecosystems</text:p>
          </table:table-cell>
          <table:table-cell office:value-type="string" table:style-name="ce5">
            <text:p>Friggens, Megan; Raish, Carol; Finch, Deborah; McSweeney, Alice</text:p>
          </table:table-cell>
          <table:table-cell office:value-type="string" table:style-name="ce5">
            <text:p>Biodiversity &amp; Conservation; Environmental Sciences &amp; Ecology; Urban Studies</text:p>
          </table:table-cell>
          <table:table-cell office:value-type="float" office:value="1" table:style-name="ce5">
            <text:p>1</text:p>
          </table:table-cell>
          <table:table-cell office:value-type="string" table:style-name="ce7">
            <text:p>Content- We constructed a survey of 30 Likert questions divided among 5 topical areas (Online Resource 1); We received a total of 699 comments from all 30 survey questions (Online Resource 3).; We analyzed comments for questions that showed a significant difference in level of agreement among groups (9 questions, Figs. 3–5; Online Resource, 4) or that generated a large amount of feedback (specifically questions 5 and 30). Ultimately, we derived 51 comment theme groupings (Online Resource 2) from a total of 306 comments associated with these 11 questions.</text:p>
          </table:table-cell>
          <table:table-cell office:value-type="float" office:value="4" table:style-name="ce6">
            <text:p>4</text:p>
          </table:table-cell>
          <table:table-cell office:value-type="float" office:value="99" table:style-name="ce6">
            <text:p>99</text:p>
          </table:table-cell>
          <table:table-cell office:value-type="string" table:style-name="ce5">
            <text:p>Survey data in the SI</text:p>
          </table:table-cell>
          <table:table-cell table:number-columns-repeated="16373"/>
        </table:table-row>
        <table:table-row table:style-name="ro1">
          <table:table-cell office:value-type="string" table:style-name="ce3">
            <text:p>10.3390/ecologies2030017</text:p>
          </table:table-cell>
          <table:table-cell office:value-type="string" table:style-name="ce3">
            <text:p>A Simple Spatial Method for Identifying Point Clusters by Neighbourhood Relationships</text:p>
          </table:table-cell>
          <table:table-cell office:value-type="float" office:value="2021" table:style-name="ce3">
            <text:p>2021</text:p>
          </table:table-cell>
          <table:table-cell office:value-type="string" table:style-name="ce3">
            <text:p>ECOLOGIES</text:p>
          </table:table-cell>
          <table:table-cell office:value-type="string" table:style-name="ce3">
            <text:p>Sillero, Neftali</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Data Availability Statement: The point data are provided as Supplementary Data.;<text:s/></text:p>
            <text:p>Supplementary Materials: The following are available online at https://www.mdpi.com/article/10</text:p>
            <text:p>.3390/ecologies2030017/s1, Table S1: Application of Nearest Neighbour Index Clustering (NNIC)</text:p>
            <text:p>and Nearest Neighbour Cleaning (NNC) methods to 100 hundred random point processes; Text S1:</text:p>
            <text:p>R script for the application of the NNIC (Nearest Neighbour Index Clustering) method using virtual</text:p>
            <text:p>data; Text S2: R script for the application of the Nearest Neighbour Index Clustering (NNIC) method</text:p>
            <text:p>using real data.</text:p>
          </table:table-cell>
          <table:table-cell office:value-type="float" office:value="4" table:style-name="ce4">
            <text:p>4</text:p>
          </table:table-cell>
          <table:table-cell office:value-type="float" office:value="99" table:style-name="ce4">
            <text:p>99</text:p>
          </table:table-cell>
          <table:table-cell office:value-type="string" table:style-name="ce3">
            <text:p>Both data and code in supplementary file.</text:p>
          </table:table-cell>
          <table:table-cell table:number-columns-repeated="16373"/>
        </table:table-row>
        <table:table-row table:style-name="ro1">
          <table:table-cell office:value-type="string" table:style-name="ce5">
            <text:p>10.1111/syen.12432</text:p>
          </table:table-cell>
          <table:table-cell office:value-type="string" table:style-name="ce5">
            <text:p>Molecular phylogeny of the tribe Candalidini (Lepidoptera: Lycaenidae): systematics, diversification and evolutionary history</text:p>
          </table:table-cell>
          <table:table-cell office:value-type="float" office:value="2020" table:style-name="ce5">
            <text:p>2020</text:p>
          </table:table-cell>
          <table:table-cell office:value-type="string" table:style-name="ce5">
            <text:p>SYSTEMATIC ENTOMOLOGY</text:p>
          </table:table-cell>
          <table:table-cell office:value-type="string" table:style-name="ce5">
            <text:p>Braby, Michael F.; Espeland, Marianne; Mueller, Chris J.; Eastwood, Rod; Lohman, David J.; Kawahara, Akito Y.; Maunsell, Sarah C.; Pierce, Naomi E.</text:p>
          </table:table-cell>
          <table:table-cell office:value-type="string" table:style-name="ce5">
            <text:p>Evolutionary Biology; Entomology</text:p>
          </table:table-cell>
          <table:table-cell office:value-type="float" office:value="1" table:style-name="ce5">
            <text:p>1</text:p>
          </table:table-cell>
          <table:table-cell office:value-type="string" table:style-name="ce5">
            <text:p>File S1. Dated phylogeny including all outgroups, in nexus format.</text:p>
            <text:p>File S2. Partition file with all partitions and substitution models used for the phylogenetic analyses, as inferred using ModelFinder, in nexus format.</text:p>
            <text:p>Table S1. List of samples used in the study along with their voucher numbers and associated collection data for each species.</text:p>
            <text:p>Table S2. GenBank accession numbers for sequences used in this study.</text:p>
            <text:p>Table S3. List of morphological characters and their states for each of the four genera recognized in this work.</text:p>
          </table:table-cell>
          <table:table-cell office:value-type="float" office:value="4" table:style-name="ce6">
            <text:p>4</text:p>
          </table:table-cell>
          <table:table-cell office:value-type="float" office:value="99" table:style-name="ce6">
            <text:p>99</text:p>
          </table:table-cell>
          <table:table-cell office:value-type="string" table:style-name="ce5">
            <text:p>Authors used ZooBank to register their data object as Nomenclatural Acts as governd by the ICZN Code of Nomenclature (https://zoobank.org/about)</text:p>
            <text:p>This published work has been registered on ZooBank by the authors:</text:p>
            <text:p>Michael Braby: http://zoobank.org/urn:lsid:zoobank.org:author:4D3A7605-EBD040F6-A5F2-7F67F59E3D60;</text:p>
            <text:p>Marianne Espeland: http://zoobank.org/urn:lsid:zoobank.org:author:00D6F9F9-39024A8B-846F-720AB32922A6;</text:p>
            <text:p>Chris Müller: http://zoobank.org/urn:lsid:zoobank.org:author:15FE5F26-7596-46C29697-1FD92A692D0D;</text:p>
            <text:p>http://zoobank.org/urn:lsid:zoobank.org:pub:47D5CA34-C294-4FBD-84B61C2A82B7CADF.</text:p>
            <text:p>SI contains:<text:s/></text:p>
            <text:p>File S1. Dated phylogeny including all outgroups, in nexus format.</text:p>
            <text:p>File S2. Partition file with all partitions and substitution models used for the phylogenetic analyses, as inferred using ModelFinder, in nexus format.</text:p>
            <text:p>Table S1. List of samples used in the study along with their voucher numbers and associated collection data for each species.</text:p>
            <text:p>Table S2. GenBank accession numbers for sequences used in this study.</text:p>
            <text:p>Table S3. List of morphological characters and their states for each of the four genera recognized in this work.</text:p>
          </table:table-cell>
          <table:table-cell table:number-columns-repeated="16373"/>
        </table:table-row>
        <table:table-row table:style-name="ro1">
          <table:table-cell office:value-type="string" table:style-name="ce3">
            <text:p>10.1017/S0266467410000611</text:p>
          </table:table-cell>
          <table:table-cell office:value-type="string" table:style-name="ce3">
            <text:p>Successional trends in soil seed banks of abandoned pastures of a Neotropical dry region</text:p>
          </table:table-cell>
          <table:table-cell office:value-type="float" office:value="2011" table:style-name="ce3">
            <text:p>2011</text:p>
          </table:table-cell>
          <table:table-cell office:value-type="string" table:style-name="ce3">
            <text:p>JOURNAL OF TROPICAL ECOLOGY</text:p>
          </table:table-cell>
          <table:table-cell office:value-type="string" table:style-name="ce3">
            <text:p>Maza-Villalobos, Susana; Lemus-Herrera, Celina; Martinez-Ramos, Miguel</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In total, 102 unequivocal morphospecies were recorded (Appendix 1) from which 52% were identified to species, 23% to genus and 25% to family.</text:p>
          </table:table-cell>
          <table:table-cell office:value-type="float" office:value="4" table:style-name="ce4">
            <text:p>4</text:p>
          </table:table-cell>
          <table:table-cell office:value-type="float" office:value="99" table:style-name="ce4">
            <text:p>99</text:p>
          </table:table-cell>
          <table:table-cell office:value-type="string" table:style-name="ce3">
            <text:p>Data is in the appendix</text:p>
          </table:table-cell>
          <table:table-cell table:number-columns-repeated="16373"/>
        </table:table-row>
        <table:table-row table:style-name="ro1">
          <table:table-cell office:value-type="string" table:style-name="ce5">
            <text:p>10.1111/rec.13679</text:p>
          </table:table-cell>
          <table:table-cell office:value-type="string" table:style-name="ce5">
            <text:p>Unexplored freshwater communities in post-mining ponds: effect of different restoration approaches</text:p>
          </table:table-cell>
          <table:table-cell office:value-type="string" table:style-name="ce6">
            <text:p>2022</text:p>
          </table:table-cell>
          <table:table-cell office:value-type="string" table:style-name="ce5">
            <text:p>RESTORATION ECOLOGY</text:p>
          </table:table-cell>
          <table:table-cell office:value-type="string" table:style-name="ce5">
            <text:p>Polakova, Martina; Straka, Michal; Polasek, Marek; Nemejcova, Denisa</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14">
            <text:p>In total, we recorded 281 macroinvertebrate taxa, of which 26 were included in the national Red List (Table S1), 40 zooplankton taxa, and 225 phytoplankton taxa.; Table S1. List of aquatic macroinvertebrates, zooplankton, and phytoplankton taxa recorded at the artificial, semi-spontaneous, and spontaneous sites and microhabitat and feeding type categories of aquatic macroinvertebrates.</text:p>
          </table:table-cell>
          <table:table-cell office:value-type="float" office:value="4" table:style-name="ce6">
            <text:p>4</text:p>
          </table:table-cell>
          <table:table-cell office:value-type="float" office:value="99" table:style-name="ce6">
            <text:p>99</text:p>
          </table:table-cell>
          <table:table-cell office:value-type="string" table:style-name="ce12">
            <text:p>Raw data in the SI; however there is no explicit data availability statement.</text:p>
          </table:table-cell>
          <table:table-cell table:number-columns-repeated="16373"/>
        </table:table-row>
        <table:table-row table:style-name="ro1">
          <table:table-cell office:value-type="string" table:style-name="ce3">
            <text:p>10.1007/s11252-021-01198-0</text:p>
          </table:table-cell>
          <table:table-cell office:value-type="string" table:style-name="ce3">
            <text:p>Land sharing between cultivated and wild plants: urban gardens as hotspots for plant diversity in cities</text:p>
          </table:table-cell>
          <table:table-cell office:value-type="float" office:value="2022" table:style-name="ce3">
            <text:p>2022</text:p>
          </table:table-cell>
          <table:table-cell office:value-type="string" table:style-name="ce3">
            <text:p>URBAN ECOSYSTEMS</text:p>
          </table:table-cell>
          <table:table-cell office:value-type="string" table:style-name="ce3">
            <text:p>Seitz, Birgit; Buchholz, Sascha; Kowarik, Ingo; Herrmann, Johann; Neuerburg, Leonie; Wendler, Julian; Winker, Leonie; Egerer, Monika</text:p>
          </table:table-cell>
          <table:table-cell office:value-type="string" table:style-name="ce3">
            <text:p>Biodiversity &amp; Conservation; Environmental Sciences &amp; Ecology; Urban Studies</text:p>
          </table:table-cell>
          <table:table-cell office:value-type="float" office:value="1" table:style-name="ce3">
            <text:p>1</text:p>
          </table:table-cell>
          <table:table-cell office:value-type="string" table:style-name="ce3">
            <text:p>Of 3,604 plant observations across all 18 gardens, we documented 404 taxa representing 255 genera (SI Appendix 2).; Availability of data and material All data available in the supporting information or available upon request.</text:p>
          </table:table-cell>
          <table:table-cell office:value-type="float" office:value="4" table:style-name="ce4">
            <text:p>4</text:p>
          </table:table-cell>
          <table:table-cell office:value-type="float" office:value="99" table:style-name="ce4">
            <text:p>99</text:p>
          </table:table-cell>
          <table:table-cell office:value-type="string" table:style-name="ce3">
            <text:p>Data on plant species observed across gardens provided in SI (N=404)</text:p>
          </table:table-cell>
          <table:table-cell table:number-columns-repeated="16373"/>
        </table:table-row>
        <table:table-row table:style-name="ro1">
          <table:table-cell office:value-type="string" table:style-name="ce5">
            <text:p>10.1111/j.1469-1795.2008.00299.x</text:p>
          </table:table-cell>
          <table:table-cell office:value-type="string" table:style-name="ce5">
            <text:p>Minimizing false-negatives when predicting the potential distribution of an invasive species: a bioclimatic envelope for the red-eared slider at global and regional scales</text:p>
          </table:table-cell>
          <table:table-cell office:value-type="float" office:value="2010" table:style-name="ce5">
            <text:p>2010</text:p>
          </table:table-cell>
          <table:table-cell office:value-type="string" table:style-name="ce5">
            <text:p>ANIMAL CONSERVATION</text:p>
          </table:table-cell>
          <table:table-cell office:value-type="string" table:style-name="ce7">
            <text:p>K. Heidy Kikillus, K. M. Hare, S. Hartley</text:p>
          </table:table-cell>
          <table:table-cell office:value-type="string" table:style-name="ce7">
            <text:p>Biodiversity &amp; Conservation; Environmental Sciences &amp; Ecology</text:p>
          </table:table-cell>
          <table:table-cell office:value-type="float" office:value="1" table:style-name="ce5">
            <text:p>1</text:p>
          </table:table-cell>
          <table:table-cell office:value-type="string" table:style-name="ce5">
            <text:p>Table S4. Excel spreadsheet of research location records used.</text:p>
          </table:table-cell>
          <table:table-cell office:value-type="float" office:value="4" table:style-name="ce6">
            <text:p>4</text:p>
          </table:table-cell>
          <table:table-cell office:value-type="float" office:value="99" table:style-name="ce6">
            <text:p>99</text:p>
          </table:table-cell>
          <table:table-cell office:value-type="string" table:style-name="ce5">
            <text:p>Table S4. Excel spreadsheet of research location records used, but the article text does not explicitly reference Table S4.</text:p>
          </table:table-cell>
          <table:table-cell table:number-columns-repeated="16373"/>
        </table:table-row>
        <table:table-row table:style-name="ro1">
          <table:table-cell office:value-type="string" table:style-name="ce3">
            <text:p>10.1111/gcb.12963</text:p>
          </table:table-cell>
          <table:table-cell office:value-type="string" table:style-name="ce3">
            <text:p>Marine extinction risk shaped by trait–environment interactions over 500 million years</text:p>
          </table:table-cell>
          <table:table-cell office:value-type="float" office:value="2015" table:style-name="ce3">
            <text:p>2015</text:p>
          </table:table-cell>
          <table:table-cell office:value-type="string" table:style-name="ce3">
            <text:p>GLOBAL CHANGE BIOLOGY</text:p>
          </table:table-cell>
          <table:table-cell office:value-type="string" table:style-name="ce3">
            <text:p>EMILY A. ORZECHOWSKi , ROWAN LOCKWOOD, JARRETT E. K. BYRNES,</text:p>
            <text:p>SEAN C. ANDERSON, SETH FINNEGAN, ZOE V. FINKEL, PAUL G. HARNIK,</text:p>
            <text:p>DAVID R. LINDBERG, LEE HSIANG LIOW, HEIKE K. LOTZE, CRAIG R. MCCLAIN,</text:p>
            <text:p>JENNY L. MCGUIRE, AARON O’DEA, JOHN M. PANDOLFI, CARL SIMPSON DEREK P. TITTENSOR</text:p>
          </table:table-cell>
          <table:table-cell office:value-type="string" table:style-name="ce3">
            <text:p>Biodiversity &amp; Conservation; Environmental Sciences &amp; Ecology</text:p>
          </table:table-cell>
          <table:table-cell office:value-type="float" office:value="1" table:style-name="ce3">
            <text:p>1</text:p>
          </table:table-cell>
          <table:table-cell office:value-type="string" table:style-name="ce3">
            <text:p>The meta-analyses incorporated data from previously published studies of species- and genus-level extinction selectivity for fossil bivalves and gastropods throughout the Phanerozoic (Table S1).; The dataset includes several regional events, as well as background and mass extinctions globally, compiled from 22 studies total (see Table S1).</text:p>
          </table:table-cell>
          <table:table-cell office:value-type="float" office:value="4" table:style-name="ce4">
            <text:p>4</text:p>
          </table:table-cell>
          <table:table-cell office:value-type="float" office:value="99" table:style-name="ce4">
            <text:p>99</text:p>
          </table:table-cell>
          <table:table-cell office:value-type="string" table:style-name="ce3">
            <text:p>Data is also provided in GitHub where the codes are shared</text:p>
          </table:table-cell>
          <table:table-cell table:number-columns-repeated="16373"/>
        </table:table-row>
        <table:table-row table:style-name="ro1">
          <table:table-cell office:value-type="string" table:style-name="ce5">
            <text:p>10.1093/molbev/msn072</text:p>
          </table:table-cell>
          <table:table-cell office:value-type="string" table:style-name="ce5">
            <text:p>Fast evolution of core promoters in primate genomes</text:p>
          </table:table-cell>
          <table:table-cell office:value-type="float" office:value="2008" table:style-name="ce5">
            <text:p>2008</text:p>
          </table:table-cell>
          <table:table-cell office:value-type="string" table:style-name="ce5">
            <text:p>MOLECULAR BIOLOGY AND EVOLUTION</text:p>
          </table:table-cell>
          <table:table-cell office:value-type="string" table:style-name="ce5">
            <text:p>Liang, Han; Lin, Yeong-Shin; Li, Wen-Hsiung</text:p>
          </table:table-cell>
          <table:table-cell office:value-type="string" table:style-name="ce5">
            <text:p>Biochemistry &amp; Molecular Biology; Evolutionary Biology; Genetics &amp; Heredity</text:p>
          </table:table-cell>
          <table:table-cell office:value-type="float" office:value="1" table:style-name="ce5">
            <text:p>1</text:p>
          </table:table-cell>
          <table:table-cell office:value-type="string" table:style-name="ce5">
            <text:p>We constructed the human–macaque orthologous alignments for 2,492 high-confidence core promoters (each spanning 120 bp) (supplementary data set S1, Supplementary Material online).; Supplementary data set S1, figure S1, and tables S1–S4 available at Molecular Biology and Evolution online (http://www.mbe.oxfordjournals.org/).</text:p>
          </table:table-cell>
          <table:table-cell office:value-type="float" office:value="4" table:style-name="ce6">
            <text:p>4</text:p>
          </table:table-cell>
          <table:table-cell office:value-type="float" office:value="99" table:style-name="ce6">
            <text:p>99</text:p>
          </table:table-cell>
          <table:table-cell office:value-type="string" table:style-name="ce5">
            <text:p>Dataset in the SI</text:p>
          </table:table-cell>
          <table:table-cell table:number-columns-repeated="16373"/>
        </table:table-row>
        <table:table-row table:style-name="ro1">
          <table:table-cell office:value-type="string" table:style-name="ce3">
            <text:p>10.3389/fevo.2019.00515</text:p>
          </table:table-cell>
          <table:table-cell office:value-type="string" table:style-name="ce3">
            <text:p>Coaction vs. Reciprocal Cooperation Among Unrelated Individuals in Social Cichlids</text:p>
          </table:table-cell>
          <table:table-cell office:value-type="string" table:style-name="ce4">
            <text:p>2020</text:p>
          </table:table-cell>
          <table:table-cell office:value-type="string" table:style-name="ce3">
            <text:p>FRONTIERS IN ECOLOGY AND EVOLUTION</text:p>
          </table:table-cell>
          <table:table-cell office:value-type="string" table:style-name="ce3">
            <text:p>Taborsky, Michael; Riebli, Thomas</text:p>
          </table:table-cell>
          <table:table-cell office:value-type="string" table:style-name="ce3">
            <text:p>Environmental Sciences &amp; Ecology</text:p>
          </table:table-cell>
          <table:table-cell office:value-type="float" office:value="1" table:style-name="ce3">
            <text:p>1</text:p>
          </table:table-cell>
          <table:table-cell office:value-type="string" table:style-name="ce3">
            <text:p>DATA AVAILABILITY STATEMENT</text:p>
            <text:p>All datasets generated for this study are included in the article/supplementary material.</text:p>
          </table:table-cell>
          <table:table-cell office:value-type="float" office:value="6" table:style-name="ce4">
            <text:p>6</text:p>
          </table:table-cell>
          <table:table-cell office:value-type="float" office:value="99" table:style-name="ce4">
            <text:p>99</text:p>
          </table:table-cell>
          <table:table-cell office:value-type="string" table:style-name="ce3">
            <text:p>Raw experimental data was not shared in the article and no Supplement is available on the website.</text:p>
          </table:table-cell>
          <table:table-cell table:number-columns-repeated="16373"/>
        </table:table-row>
        <table:table-row table:style-name="ro1">
          <table:table-cell office:value-type="string" table:style-name="ce5">
            <text:p>10.1890/05-0380</text:p>
          </table:table-cell>
          <table:table-cell office:value-type="string" table:style-name="ce5">
            <text:p>Does plant species co-occurrence influence soil mite diversity?</text:p>
          </table:table-cell>
          <table:table-cell office:value-type="float" office:value="2006" table:style-name="ce5">
            <text:p>2006</text:p>
          </table:table-cell>
          <table:table-cell office:value-type="string" table:style-name="ce5">
            <text:p>ECOLOGY</text:p>
          </table:table-cell>
          <table:table-cell office:value-type="string" table:style-name="ce5">
            <text:p>MARK G. ST. JOHN, DIANA H. WALL, VALERIE M. BEHAN-PELLETIER</text:p>
          </table:table-cell>
          <table:table-cell office:value-type="string" table:style-name="ce5">
            <text:p>Environmental Sciences &amp; Ecology</text:p>
          </table:table-cell>
          <table:table-cell office:value-type="float" office:value="1" table:style-name="ce5">
            <text:p>1</text:p>
          </table:table-cell>
          <table:table-cell office:value-type="string" table:style-name="ce7">
            <text:p>Raw data including species lists are available on the Konga Prairie Biological Station web site).4 http://www.konza.ksu.edu/biodiversity/ksbdrpnet.html</text:p>
          </table:table-cell>
          <table:table-cell office:value-type="float" office:value="6" table:style-name="ce6">
            <text:p>6</text:p>
          </table:table-cell>
          <table:table-cell office:value-type="float" office:value="99" table:style-name="ce6">
            <text:p>99</text:p>
          </table:table-cell>
          <table:table-cell office:value-type="string" table:style-name="ce5">
            <text:p>Article has a typo in 'Konga Prairie Biological Station web site'. It is 'Konza Prairie Biological Station'. Additionally, there is no dataset shared.</text:p>
          </table:table-cell>
          <table:table-cell table:number-columns-repeated="16373"/>
        </table:table-row>
        <table:table-row table:number-rows-repeated="1048472" table:style-name="ro1">
          <table:table-cell table:number-columns-repeated="16384"/>
        </table:table-row>
      </table:table>
      <table:database-ranges>
        <table:database-range table:target-range-address="Sheet1.A1:Sheet1.K104">
          <table:sort>
            <table:sort-by table:field-number="8"/>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ahoma" svg:font-family="Tahom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Antica C</meta:initial-creator>
    <dc:creator>Antica C</dc:creator>
    <meta:creation-date>2025-04-15T08:55:55Z</meta:creation-date>
    <dc:date>2025-04-15T09:14:18Z</dc:date>
  </office:meta>
</office:document-meta>
</file>